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use-window-font-color="true" style:font-name="Arial" fo:font-size="10pt" style:font-size-asian="10pt" style:font-size-complex="10pt"/>
    </style:style>
    <style:style style:name="P4" style:family="paragraph" style:parent-style-name="Standard">
      <style:text-properties style:use-window-font-color="true" style:font-name="Arial" fo:font-size="14pt" fo:font-weight="bold" style:font-size-asian="14pt" style:font-weight-asian="bold" style:font-size-complex="14pt" style:font-weight-complex="bold"/>
    </style:style>
    <style:style style:name="P5" style:family="paragraph" style:parent-style-name="Standard">
      <style:text-properties style:use-window-font-color="true" style:font-name="Courier New" fo:font-size="10pt" style:font-name-asian="Courier New" style:font-size-asian="10pt" style:font-name-complex="Courier New" style:font-size-complex="10pt"/>
    </style:style>
    <style:style style:name="P6" style:family="paragraph" style:parent-style-name="Standard">
      <style:text-properties style:font-name="Courier New" fo:font-size="10pt" style:font-name-asian="Courier New" style:font-size-asian="10pt" style:font-name-complex="Courier New" style:font-size-complex="10pt"/>
    </style:style>
    <style:style style:name="P7" style:family="paragraph" style:parent-style-name="Standard">
      <style:text-properties fo:color="#00ae00" style:font-name="Arial" fo:font-size="10pt" style:font-size-asian="10pt" style:font-size-complex="10pt"/>
    </style:style>
    <style:style style:name="P8" style:family="paragraph" style:parent-style-name="Standard">
      <style:text-properties fo:color="#00ae00" style:font-name="Arial" fo:font-size="10pt" style:font-name-asian="Courier New" style:font-size-asian="10pt" style:font-name-complex="Courier New" style:font-size-complex="10pt"/>
    </style:style>
    <style:style style:name="P9" style:family="paragraph" style:parent-style-name="Standard">
      <style:text-properties fo:color="#00ae00" style:font-name="Courier New" fo:font-size="10pt" style:font-name-asian="Courier New" style:font-size-asian="10pt" style:font-name-complex="Courier New" style:font-size-complex="10pt"/>
    </style:style>
    <style:style style:name="P10" style:family="paragraph" style:parent-style-name="Standard">
      <style:text-properties fo:color="#ff0000" style:font-name="Courier New" fo:font-size="10pt" style:font-name-asian="Courier New" style:font-size-asian="10pt" style:font-name-complex="Courier New" style:font-size-complex="10pt"/>
    </style:style>
    <style:style style:name="P11" style:family="paragraph" style:parent-style-name="Standard">
      <style:text-properties fo:color="#ff0000" style:font-name="Arial" fo:font-size="10pt" style:font-name-asian="Courier New" style:font-size-asian="10pt" style:font-name-complex="Courier New"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 fo:font-size="10pt" style:font-name-asian="Courier New" style:font-size-asian="10pt" style:font-name-complex="Courier New"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 fo:font-size="10pt"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style:font-name-asian="Courier New" style:font-size-asian="10pt" style:font-name-complex="Courier New"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10pt" style:font-name-asian="Courier New" style:font-size-asian="10pt" style:font-name-complex="Courier New"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ae00" style:font-name="Arial"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22" style:family="paragraph" style:parent-style-name="Standard">
      <style:text-properties fo:color="#00ae00" style:font-name="Arial" fo:font-size="10pt" style:font-size-asian="10pt" style:font-size-complex="10pt"/>
    </style:style>
    <style:style style:name="P23" style:family="paragraph" style:parent-style-name="Standard">
      <style:text-properties style:use-window-font-color="true" style:font-name="Arial" fo:font-size="10pt"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10pt" style:font-name-asian="Courier New" style:font-size-asian="10pt" style:font-name-complex="Courier New" style:font-size-complex="10pt"/>
    </style:style>
    <style:style style:name="T1" style:family="text">
      <style:text-properties fo:color="#00ae00"/>
    </style:style>
    <style:style style:name="T2" style:family="text">
      <style:text-properties fo:color="#008080"/>
    </style:style>
    <style:style style:name="T3" style:family="text">
      <style:text-properties fo:color="#008080" style:font-name-asian="Courier New" style:font-name-complex="Courier New"/>
    </style:style>
    <style:style style:name="T4" style:family="text">
      <style:text-properties fo:color="#3f7f7f"/>
    </style:style>
    <style:style style:name="T5" style:family="text">
      <style:text-properties fo:color="#3f7f7f" style:font-name-asian="Courier New" style:font-name-complex="Courier New"/>
    </style:style>
    <style:style style:name="T6" style:family="text">
      <style:text-properties fo:color="#000000"/>
    </style:style>
    <style:style style:name="T7" style:family="text">
      <style:text-properties fo:color="#7f007f"/>
    </style:style>
    <style:style style:name="T8" style:family="text">
      <style:text-properties fo:color="#2a00ff" fo:font-style="italic" style:font-style-asian="italic" style:font-style-complex="italic"/>
    </style:style>
    <style:style style:name="T9" style:family="text">
      <style:text-properties fo:color="#896612"/>
    </style:style>
    <style:style style:name="T10" style:family="text">
      <style:text-properties fo:color="#896612" style:font-name-asian="Courier New" style:font-name-complex="Courier New"/>
    </style:style>
    <style:style style:name="T11" style:family="text">
      <style:text-properties fo:color="#7f0055" fo:font-weight="bold" style:font-weight-asian="bold" style:font-weight-complex="bold"/>
    </style:style>
    <style:style style:name="T12" style:family="text">
      <style:text-properties fo:color="#7f0055" fo:font-weight="bold" style:font-name-asian="Courier New" style:font-weight-asian="bold" style:font-name-complex="Courier New" style:font-weight-complex="bold"/>
    </style:style>
    <style:style style:name="T13" style:family="text">
      <style:text-properties fo:color="#3f5fbf"/>
    </style:style>
    <style:style style:name="T14" style:family="text">
      <style:text-properties fo:color="#808080"/>
    </style:style>
    <style:style style:name="T15" style:family="text">
      <style:text-properties fo:color="#0000c0"/>
    </style:style>
    <style:style style:name="T16" style:family="text">
      <style:text-properties fo:color="#ff950e"/>
    </style:style>
    <style:style style:name="T17" style:family="text">
      <style:text-properties fo:color="#008282"/>
    </style:style>
    <style:style style:name="T18" style:family="text">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danie biblioteki Bootstrap</text:p>
      <text:p text:style-name="P2"/>
      <text:p text:style-name="P1">1. Pobieramy bootstrap i dodajemy do projekty następujące pliki:</text:p>
      <text:p text:style-name="P1"/>
      <text:p text:style-name="P1">web/bundles/applicationshop/<text:span text:style-name="T1">assets</text:span></text:p>
      <text:p text:style-name="P1">web/bundles/applicationshop/css/<text:span text:style-name="T1">bootstrap.css</text:span></text:p>
      <text:p text:style-name="P1">web/bundles/applicationshop/css/<text:span text:style-name="T1">bootstrap.min.css</text:span></text:p>
      <text:p text:style-name="P1">web/bundles/applicationshop/css/<text:span text:style-name="T1">carousel.css </text:span><text:span text:style-name="T16">&lt;- dodanie styli banera</text:span></text:p>
      <text:p text:style-name="P1">web/bundles/applicationshop/css/<text:span text:style-name="T1">shop.css </text:span><text:span text:style-name="T16">&lt;- dodanie styli projektu</text:span></text:p>
      <text:p text:style-name="P1">web/bundles/applicationshop/<text:span text:style-name="T1">fonts</text:span></text:p>
      <text:p text:style-name="P1">web/bundles/applicationshop/js/<text:span text:style-name="T1">bootstrap.js</text:span></text:p>
      <text:p text:style-name="P1">web/bundles/applicationshop/js/<text:span text:style-name="T1">bootstrap.min.js</text:span></text:p>
      <text:p text:style-name="P1">web/bundles/applicationshop/js/<text:span text:style-name="T1">npm.js</text:span></text:p>
      <text:p text:style-name="P7"/>
      <text:p text:style-name="P3">web/bundles/applicationshop/images <text:span text:style-name="T16">&lt;- dodanie obrazków</text:span></text:p>
      <text:p text:style-name="P7"/>
      <text:p text:style-name="P3">Dodanie font-awesome:</text:p>
      <text:p text:style-name="P7"><text:span text:style-name="T18">web/bundles/applicationshop/css/</text:span>font-awesome.css</text:p>
      <text:p text:style-name="P7"><text:span text:style-name="T18">web/bundles/applicationshop/css/</text:span>font-awesome.min.css</text:p>
      <text:p text:style-name="P7"/>
      <text:p text:style-name="P3">Fonty:</text:p>
      <text:p text:style-name="P7"><text:span text:style-name="T18">web/bundles/applicationshop/fonts/</text:span>font-awesome/...</text:p>
      <text:p text:style-name="P3"/>
      <text:p text:style-name="P3">2. Dodajemy szablon <text:span text:style-name="T1">layout.html.twig </text:span>i podpinamy bilblioteki bootstrap </text:p>
      <text:p text:style-name="P3"/>
      <text:p text:style-name="P3">#src/Application/ShopBundle/Resources/views/<text:span text:style-name="T1">layout.html.twig</text:span></text:p>
      <text:p text:style-name="P7"/>
      <text:p text:style-name="P6"><text:span text:style-name="T2">&lt;!</text:span><text:span text:style-name="T4">DOCTYPE</text:span><text:span text:style-name="T9"> </text:span><text:span text:style-name="T2">html&gt;</text:span></text:p>
      <text:p text:style-name="P12"><text:span text:style-name="T2">&lt;</text:span><text:span text:style-name="T4">html</text:span><text:span text:style-name="T2">&gt;</text:span></text:p>
      <text:p text:style-name="P12"><text:span text:style-name="T6"><text:s text:c="4"/></text:span><text:span text:style-name="T2">&lt;</text:span><text:span text:style-name="T4">head</text:span><text:span text:style-name="T2">&gt;</text:span></text:p>
      <text:p text:style-name="P12"><text:span text:style-name="T6"><text:s text:c="8"/></text:span><text:span text:style-name="T2">&lt;</text:span><text:span text:style-name="T4">meta</text:span> <text:span text:style-name="T7">http-equiv</text:span><text:span text:style-name="T6">=</text:span><text:span text:style-name="T8">"Content-Type"</text:span> <text:span text:style-name="T7">content</text:span><text:span text:style-name="T6">=</text:span>"<text:span text:style-name="T8">text/html; charset=</text:span><text:span text:style-name="T9">{{</text:span><text:span text:style-name="T11"> </text:span><text:span text:style-name="T6">_charset</text:span><text:span text:style-name="T11"> </text:span><text:span text:style-name="T9">}}</text:span>"<text:span text:style-name="T2">/&gt;</text:span></text:p>
      <text:p text:style-name="P12"><text:span text:style-name="T6"><text:s text:c="8"/></text:span><text:span text:style-name="T2">&lt;</text:span><text:span text:style-name="T4">meta</text:span> <text:span text:style-name="T7">name</text:span><text:span text:style-name="T6">=</text:span><text:span text:style-name="T8">"robots"</text:span> <text:span text:style-name="T7">content</text:span><text:span text:style-name="T6">=</text:span><text:span text:style-name="T8">"noindex,nofollow"</text:span> <text:span text:style-name="T2">/&gt;</text:span></text:p>
      <text:p text:style-name="P12"><text:span text:style-name="T6"><text:tab/> <text:s text:c="3"/></text:span><text:span text:style-name="T2">&lt;</text:span><text:span text:style-name="T4">meta</text:span> <text:span text:style-name="T7">name</text:span><text:span text:style-name="T6">=</text:span><text:span text:style-name="T8">"viewport"</text:span> <text:span text:style-name="T7">content</text:span><text:span text:style-name="T6">=</text:span><text:span text:style-name="T8">"width=device-width, initial-scale=1"</text:span><text:span text:style-name="T2">&gt;</text:span></text:p>
      <text:p text:style-name="P12"><text:span text:style-name="T6"><text:tab/> <text:s text:c="3"/></text:span><text:span text:style-name="T13">&lt;!-- The above 3 meta tags *must* come first in the head; any other head content must come *after* these tags --&gt;</text:span></text:p>
      <text:p text:style-name="P12"><text:span text:style-name="T6"><text:tab/> <text:s text:c="3"/></text:span><text:span text:style-name="T2">&lt;</text:span><text:span text:style-name="T4">meta</text:span> <text:span text:style-name="T7">name</text:span><text:span text:style-name="T6">=</text:span><text:span text:style-name="T8">"description"</text:span> <text:span text:style-name="T7">content</text:span><text:span text:style-name="T6">=</text:span><text:span text:style-name="T8">""</text:span><text:span text:style-name="T2">&gt;</text:span></text:p>
      <text:p text:style-name="P12"><text:span text:style-name="T6"><text:tab/> <text:s text:c="3"/></text:span><text:span text:style-name="T2">&lt;</text:span><text:span text:style-name="T4">meta</text:span> <text:span text:style-name="T7">name</text:span><text:span text:style-name="T6">=</text:span><text:span text:style-name="T8">"author"</text:span> <text:span text:style-name="T7">content</text:span><text:span text:style-name="T6">=</text:span><text:span text:style-name="T8">""</text:span><text:span text:style-name="T2">&gt;</text:span></text:p>
      <text:p text:style-name="P12"><text:span text:style-name="T6"><text:tab/> <text:s text:c="3"/></text:span><text:span text:style-name="T2">&lt;</text:span><text:span text:style-name="T4">link</text:span> <text:span text:style-name="T7">rel</text:span><text:span text:style-name="T6">=</text:span><text:span text:style-name="T8">"icon"</text:span> <text:span text:style-name="T7">href</text:span><text:span text:style-name="T6">=</text:span>"<text:span text:style-name="T9">{{</text:span><text:span text:style-name="T11"> </text:span><text:span text:style-name="T6">asset</text:span><text:span text:style-name="T14">(</text:span><text:span text:style-name="T15">'bundles/applicationbootstrap/images/favicon.ico'</text:span><text:span text:style-name="T14">)</text:span><text:span text:style-name="T11"> </text:span><text:span text:style-name="T9">}}</text:span>"<text:span text:style-name="T2">&gt;</text:span></text:p>
      <text:p text:style-name="P14"><text:tab/> <text:s text:c="3"/></text:p>
      <text:p text:style-name="P12"><text:span text:style-name="T6"><text:s text:c="8"/></text:span><text:span text:style-name="T2">&lt;</text:span><text:span text:style-name="T4">title</text:span><text:span text:style-name="T2">&gt;</text:span><text:span text:style-name="T9">{%</text:span><text:span text:style-name="T11"> block </text:span><text:span text:style-name="T6">title</text:span><text:span text:style-name="T11"> </text:span><text:span text:style-name="T9">%}</text:span><text:span text:style-name="T6">Test Application</text:span><text:span text:style-name="T9">{%</text:span><text:span text:style-name="T11"> endblock </text:span><text:span text:style-name="T9">%}</text:span><text:span text:style-name="T2">&lt;/</text:span><text:span text:style-name="T4">title</text:span><text:span text:style-name="T2">&gt;</text:span></text:p>
      <text:p text:style-name="P14"><text:s text:c="8"/></text:p>
      <text:p text:style-name="P12"><text:span text:style-name="T6"><text:s text:c="8"/></text:span><text:span text:style-name="T13">&lt;!-- Bootstrap core CSS --&gt;</text:span></text:p>
      <text:p text:style-name="P12"><text:span text:style-name="T6"><text:s text:c="8"/></text:span><text:span text:style-name="T2">&lt;</text:span><text:span text:style-name="T4">link</text:span> <text:span text:style-name="T7">href</text:span><text:span text:style-name="T6">=</text:span>"<text:span text:style-name="T9">{{</text:span><text:span text:style-name="T11"> </text:span><text:span text:style-name="T6">asset</text:span><text:span text:style-name="T14">(</text:span><text:span text:style-name="T15">'bundles/applicationshop/css/bootstrap.css'</text:span><text:span text:style-name="T14">)</text:span><text:span text:style-name="T11"> </text:span><text:span text:style-name="T9">}}</text:span>" <text:span text:style-name="T7">rel</text:span><text:span text:style-name="T6">=</text:span><text:span text:style-name="T8">"stylesheet"</text:span> <text:span text:style-name="T7">type</text:span><text:span text:style-name="T6">=</text:span><text:span text:style-name="T8">"text/css"</text:span> <text:span text:style-name="T7">media</text:span><text:span text:style-name="T6">=</text:span><text:span text:style-name="T8">"all"</text:span> <text:span text:style-name="T2">/&gt;</text:span></text:p>
      <text:p text:style-name="P14"><text:s text:c="8"/></text:p>
      <text:p text:style-name="P12"><text:span text:style-name="T6"><text:s text:c="8"/></text:span><text:span text:style-name="T2">&lt;</text:span><text:span text:style-name="T4">link</text:span> <text:span text:style-name="T7">href</text:span><text:span text:style-name="T6">=</text:span>"<text:span text:style-name="T9">{{</text:span><text:span text:style-name="T11"> </text:span><text:span text:style-name="T6">asset</text:span><text:span text:style-name="T14">(</text:span><text:span text:style-name="T15">'bundles/applicationshop/css/shop.css'</text:span><text:span text:style-name="T14">)</text:span><text:span text:style-name="T11"> </text:span><text:span text:style-name="T9">}}</text:span>" <text:span text:style-name="T7">rel</text:span><text:span text:style-name="T6">=</text:span><text:span text:style-name="T8">"stylesheet"</text:span> <text:span text:style-name="T7">type</text:span><text:span text:style-name="T6">=</text:span><text:span text:style-name="T8">"text/css"</text:span> <text:span text:style-name="T7">media</text:span><text:span text:style-name="T6">=</text:span><text:span text:style-name="T8">"all"</text:span> <text:span text:style-name="T2">/&gt;</text:span></text:p>
      <text:p text:style-name="P14"><text:s text:c="7"/></text:p>
      <text:p text:style-name="P12"><text:span text:style-name="T6"><text:tab/> <text:s text:c="3"/></text:span><text:span text:style-name="T13">&lt;!-- Just for debugging purposes. Don't actually copy these 2 lines! --&gt;</text:span></text:p>
      <text:p text:style-name="P12"><text:span text:style-name="T6"><text:tab/> <text:s text:c="3"/></text:span><text:span text:style-name="T13">&lt;!--[if lt IE 9]&gt;&lt;script src="</text:span><text:span text:style-name="T9">{{</text:span><text:span text:style-name="T11"> </text:span><text:span text:style-name="T6">asset</text:span><text:span text:style-name="T14">(</text:span><text:span text:style-name="T15">'bundles/applicationshop/assets/js/ie8-responsive-file-warning.js'</text:span><text:span text:style-name="T14">)</text:span><text:span text:style-name="T11"> </text:span><text:span text:style-name="T9">}}</text:span><text:span text:style-name="T13">" type="text/javascript"&gt;&lt;/script&gt;&lt;![endif]--&gt;</text:span></text:p>
      <text:p text:style-name="P12"><text:span text:style-name="T6"><text:tab/> <text:s text:c="3"/></text:span><text:span text:style-name="T2">&lt;</text:span><text:span text:style-name="T4">script</text:span> <text:span text:style-name="T7">src</text:span><text:span text:style-name="T6">=</text:span>"<text:span text:style-name="T9">{{</text:span><text:span text:style-name="T11"> </text:span><text:span text:style-name="T6">asset</text:span><text:span text:style-name="T14">(</text:span><text:span text:style-name="T15">'bundles/applicationshop/assets/js/ie-emulation-modes-warning.js'</text:span><text:span text:style-name="T14">)</text:span><text:span text:style-name="T11"> </text:span><text:span text:style-name="T9">}}</text:span>" <text:span text:style-name="T7">type</text:span><text:span text:style-name="T6">=</text:span><text:span text:style-name="T8">"text/javascript"</text:span><text:span text:style-name="T2">&gt;&lt;/</text:span><text:span text:style-name="T4">script</text:span><text:span text:style-name="T2">&gt;</text:span></text:p>
      <text:p text:style-name="P12"/>
      <text:p text:style-name="P12"><text:span text:style-name="T6"><text:tab/> <text:s text:c="3"/></text:span><text:span text:style-name="T13">&lt;!-- HTML5 shim and Respond.js for IE8 support of HTML5 elements and media queries --&gt;</text:span></text:p>
      <text:p text:style-name="P12"><text:span text:style-name="T6"><text:tab/> <text:s text:c="3"/></text:span><text:span text:style-name="T13">&lt;!--[if lt IE 9]&gt;</text:span></text:p>
      <text:p text:style-name="P15"><text:tab/> <text:s text:c="5"/>&lt;script src="https://oss.maxcdn.com/html5shiv/3.7.2/html5shiv.min.js" <text:soft-page-break/>type="text/javascript"&gt;&lt;/script&gt;</text:p>
      <text:p text:style-name="P15"><text:tab/> <text:s text:c="5"/>&lt;script src="https://oss.maxcdn.com/respond/1.4.2/respond.min.js" type="text/javascript"&gt;&lt;/script&gt;</text:p>
      <text:p text:style-name="P15"><text:tab/> <text:s text:c="3"/>&lt;![endif]--&gt;</text:p>
      <text:p text:style-name="P14"><text:s text:c="4"/></text:p>
      <text:p text:style-name="P12"><text:span text:style-name="T6"><text:tab/> <text:s text:c="3"/></text:span><text:span text:style-name="T13">&lt;!-- Bootstrap core JavaScript</text:span></text:p>
      <text:p text:style-name="P15"><text:tab/> <text:s text:c="3"/>================================================== --&gt;</text:p>
      <text:p text:style-name="P12"><text:span text:style-name="T6"><text:tab/> <text:s text:c="3"/></text:span><text:span text:style-name="T13">&lt;!-- Placed at the end of the document so the pages load faster --&gt;</text:span></text:p>
      <text:p text:style-name="P12"><text:span text:style-name="T6"><text:tab/> <text:s text:c="3"/></text:span><text:span text:style-name="T2">&lt;</text:span><text:span text:style-name="T4">script</text:span> <text:span text:style-name="T7">src</text:span><text:span text:style-name="T6">=</text:span><text:span text:style-name="T8">"https://ajax.googleapis.com/ajax/libs/jquery/1.11.2/jquery.min.js"</text:span> <text:span text:style-name="T7">type</text:span><text:span text:style-name="T6">=</text:span><text:span text:style-name="T8">"text/javascript"</text:span><text:span text:style-name="T2">&gt;&lt;/</text:span><text:span text:style-name="T4">script</text:span><text:span text:style-name="T2">&gt;</text:span></text:p>
      <text:p text:style-name="P12"><text:span text:style-name="T6"><text:tab/> <text:s text:c="3"/></text:span><text:span text:style-name="T2">&lt;</text:span><text:span text:style-name="T4">script</text:span> <text:span text:style-name="T7">src</text:span><text:span text:style-name="T6">=</text:span>"<text:span text:style-name="T9">{{</text:span><text:span text:style-name="T11"> </text:span><text:span text:style-name="T6">asset</text:span><text:span text:style-name="T14">(</text:span><text:span text:style-name="T15">'bundles/applicationshop/js/bootstrap.min.js'</text:span><text:span text:style-name="T14">)</text:span><text:span text:style-name="T11"> </text:span><text:span text:style-name="T9">}}</text:span>" <text:span text:style-name="T7">type</text:span><text:span text:style-name="T6">=</text:span><text:span text:style-name="T8">"text/javascript"</text:span><text:span text:style-name="T2">&gt;&lt;/</text:span><text:span text:style-name="T4">script</text:span><text:span text:style-name="T2">&gt;</text:span></text:p>
      <text:p text:style-name="P12"><text:span text:style-name="T6"><text:tab/> <text:s text:c="3"/></text:span><text:span text:style-name="T13">&lt;!-- Just to make our placeholder images work. Don't actually copy the next line! --&gt;</text:span></text:p>
      <text:p text:style-name="P12"><text:span text:style-name="T6"><text:tab/> <text:s text:c="3"/></text:span><text:span text:style-name="T2">&lt;</text:span><text:span text:style-name="T4">script</text:span> <text:span text:style-name="T7">src</text:span><text:span text:style-name="T6">=</text:span>"<text:span text:style-name="T9">{{</text:span><text:span text:style-name="T11"> </text:span><text:span text:style-name="T6">asset</text:span><text:span text:style-name="T14">(</text:span><text:span text:style-name="T15">'bundles/applicationshop/assets/js/vendor/holder.js'</text:span><text:span text:style-name="T14">)</text:span><text:span text:style-name="T11"> </text:span><text:span text:style-name="T9">}}</text:span>" <text:span text:style-name="T7">type</text:span><text:span text:style-name="T6">=</text:span><text:span text:style-name="T8">"text/javascript"</text:span><text:span text:style-name="T2">&gt;&lt;/</text:span><text:span text:style-name="T4">script</text:span><text:span text:style-name="T2">&gt;</text:span></text:p>
      <text:p text:style-name="P12"><text:span text:style-name="T6"><text:tab/> <text:s text:c="3"/></text:span><text:span text:style-name="T13">&lt;!-- IE10 viewport hack for Surface/desktop Windows 8 bug --&gt;</text:span></text:p>
      <text:p text:style-name="P12"><text:span text:style-name="T6"><text:tab/> <text:s text:c="3"/></text:span><text:span text:style-name="T2">&lt;</text:span><text:span text:style-name="T4">script</text:span> <text:span text:style-name="T7">src</text:span><text:span text:style-name="T6">=</text:span>"<text:span text:style-name="T9">{{</text:span><text:span text:style-name="T11"> </text:span><text:span text:style-name="T6">asset</text:span><text:span text:style-name="T14">(</text:span><text:span text:style-name="T15">'bundles/applicationshop/assets/js/ie10-viewport-bug-workaround.js'</text:span><text:span text:style-name="T14">)</text:span><text:span text:style-name="T11"> </text:span><text:span text:style-name="T9">}}</text:span>" <text:span text:style-name="T7">type</text:span><text:span text:style-name="T6">=</text:span><text:span text:style-name="T8">"text/javascript"</text:span><text:span text:style-name="T2">&gt;&lt;/</text:span><text:span text:style-name="T4">script</text:span><text:span text:style-name="T2">&gt;</text:span></text:p>
      <text:p text:style-name="P12"/>
      <text:p text:style-name="P12"><text:span text:style-name="T6"><text:s text:c="8"/></text:span><text:span text:style-name="T9">{%</text:span><text:span text:style-name="T11"> block </text:span><text:span text:style-name="T6">stylesheets</text:span><text:span text:style-name="T11"> </text:span><text:span text:style-name="T9">%}{%</text:span><text:span text:style-name="T11"> endblock </text:span><text:span text:style-name="T9">%}</text:span></text:p>
      <text:p text:style-name="P12"><text:span text:style-name="T6"><text:s text:c="8"/></text:span><text:span text:style-name="T9">{%</text:span><text:span text:style-name="T11"> block </text:span><text:span text:style-name="T6">javascripts</text:span><text:span text:style-name="T11"> </text:span><text:span text:style-name="T9">%}{%</text:span><text:span text:style-name="T11"> endblock </text:span><text:span text:style-name="T9">%}</text:span></text:p>
      <text:p text:style-name="P14"><text:s text:c="8"/></text:p>
      <text:p text:style-name="P12"><text:span text:style-name="T6"><text:s text:c="4"/></text:span><text:span text:style-name="T2">&lt;/</text:span><text:span text:style-name="T4">head</text:span><text:span text:style-name="T2">&gt;</text:span></text:p>
      <text:p text:style-name="P12"><text:span text:style-name="T6"><text:s text:c="4"/></text:span><text:span text:style-name="T2">&lt;</text:span><text:span text:style-name="T4">body</text:span><text:span text:style-name="T2">&gt;</text:span></text:p>
      <text:p text:style-name="P12"><text:span text:style-name="T6"><text:s text:c="8"/></text:span><text:span text:style-name="T9">{%</text:span><text:span text:style-name="T11"> block </text:span><text:span text:style-name="T6">navigation</text:span><text:span text:style-name="T11"> </text:span><text:span text:style-name="T9">%}</text:span></text:p>
      <text:p text:style-name="P12"><text:span text:style-name="T6"><text:s text:c="12"/></text:span><text:span text:style-name="T13">&lt;!-- Static navbar --&gt;</text:span></text:p>
      <text:p text:style-name="P12"><text:span text:style-name="T6"><text:s text:c="12"/></text:span><text:span text:style-name="T2">&lt;</text:span><text:span text:style-name="T4">nav</text:span> <text:span text:style-name="T7">class</text:span><text:span text:style-name="T6">=</text:span><text:span text:style-name="T8">"navbar navbar-inverse navbar-fixed-top"</text:span> <text:span text:style-name="T7">role</text:span><text:span text:style-name="T6">=</text:span><text:span text:style-name="T8">"navigation"</text:span><text:span text:style-name="T2">&gt;</text:span></text:p>
      <text:p text:style-name="P12"><text:span text:style-name="T6"><text:s text:c="16"/></text:span><text:span text:style-name="T2">&lt;</text:span><text:span text:style-name="T4">div</text:span> <text:span text:style-name="T7">class</text:span><text:span text:style-name="T6">=</text:span><text:span text:style-name="T8">"container"</text:span><text:span text:style-name="T2">&gt;</text:span></text:p>
      <text:p text:style-name="P14"><text:s text:c="20"/></text:p>
      <text:p text:style-name="P12"><text:span text:style-name="T6"><text:tab/><text:tab/><text:tab/><text:tab/><text:tab/></text:span><text:span text:style-name="T2">&lt;</text:span><text:span text:style-name="T4">div</text:span> <text:span text:style-name="T7">class</text:span><text:span text:style-name="T6">=</text:span><text:span text:style-name="T8">"navbar-header"</text:span><text:span text:style-name="T2">&gt;</text:span></text:p>
      <text:p text:style-name="P12"><text:span text:style-name="T6"><text:tab/><text:tab/><text:tab/><text:tab/><text:tab/> <text:s text:c="3"/></text:span><text:span text:style-name="T2">&lt;</text:span><text:span text:style-name="T4">button</text:span> <text:span text:style-name="T7">type</text:span><text:span text:style-name="T6">=</text:span><text:span text:style-name="T8">"button"</text:span> <text:span text:style-name="T7">class</text:span><text:span text:style-name="T6">=</text:span><text:span text:style-name="T8">"navbar-toggle collapsed"</text:span> <text:span text:style-name="T7">data-toggle</text:span><text:span text:style-name="T6">=</text:span><text:span text:style-name="T8">"collapse"</text:span> <text:span text:style-name="T7">data-target</text:span><text:span text:style-name="T6">=</text:span><text:span text:style-name="T8">".navbar-collapse-bs"</text:span><text:span text:style-name="T2">&gt;</text:span></text:p>
      <text:p text:style-name="P12"><text:span text:style-name="T6"><text:tab/><text:tab/><text:tab/><text:tab/><text:tab/> <text:s text:c="7"/></text:span><text:span text:style-name="T2">&lt;</text:span><text:span text:style-name="T4">span</text:span> <text:span text:style-name="T7">class</text:span><text:span text:style-name="T6">=</text:span><text:span text:style-name="T8">"sr-only"</text:span><text:span text:style-name="T2">&gt;</text:span><text:span text:style-name="T6">Toggle navigation</text:span><text:span text:style-name="T2">&lt;/</text:span><text:span text:style-name="T4">span</text:span><text:span text:style-name="T2">&gt;</text:span></text:p>
      <text:p text:style-name="P12"><text:span text:style-name="T6"><text:tab/><text:tab/><text:tab/><text:tab/><text:tab/> <text:s text:c="7"/></text:span><text:span text:style-name="T2">&lt;</text:span><text:span text:style-name="T4">span</text:span> <text:span text:style-name="T7">class</text:span><text:span text:style-name="T6">=</text:span><text:span text:style-name="T8">"icon-bar"</text:span><text:span text:style-name="T2">&gt;&lt;/</text:span><text:span text:style-name="T4">span</text:span><text:span text:style-name="T2">&gt;</text:span></text:p>
      <text:p text:style-name="P12"><text:span text:style-name="T6"><text:tab/><text:tab/><text:tab/><text:tab/><text:tab/> <text:s text:c="7"/></text:span><text:span text:style-name="T2">&lt;</text:span><text:span text:style-name="T4">span</text:span> <text:span text:style-name="T7">class</text:span><text:span text:style-name="T6">=</text:span><text:span text:style-name="T8">"icon-bar"</text:span><text:span text:style-name="T2">&gt;&lt;/</text:span><text:span text:style-name="T4">span</text:span><text:span text:style-name="T2">&gt;</text:span></text:p>
      <text:p text:style-name="P12"><text:span text:style-name="T6"><text:tab/><text:tab/><text:tab/><text:tab/><text:tab/> <text:s text:c="7"/></text:span><text:span text:style-name="T2">&lt;</text:span><text:span text:style-name="T4">span</text:span> <text:span text:style-name="T7">class</text:span><text:span text:style-name="T6">=</text:span><text:span text:style-name="T8">"icon-bar"</text:span><text:span text:style-name="T2">&gt;&lt;/</text:span><text:span text:style-name="T4">span</text:span><text:span text:style-name="T2">&gt;</text:span></text:p>
      <text:p text:style-name="P12"><text:span text:style-name="T6"><text:tab/><text:tab/><text:tab/><text:tab/><text:tab/> <text:s text:c="3"/></text:span><text:span text:style-name="T2">&lt;/</text:span><text:span text:style-name="T4">button</text:span><text:span text:style-name="T2">&gt;</text:span></text:p>
      <text:p text:style-name="P12"><text:span text:style-name="T6"><text:tab/><text:tab/><text:tab/><text:tab/><text:tab/> <text:s text:c="3"/></text:span><text:span text:style-name="T2">&lt;</text:span><text:span text:style-name="T4">a</text:span> <text:span text:style-name="T7">class</text:span><text:span text:style-name="T6">=</text:span><text:span text:style-name="T8">"navbar-brand"</text:span> <text:span text:style-name="T7">href</text:span><text:span text:style-name="T6">=</text:span>"<text:span text:style-name="T9">{{</text:span><text:span text:style-name="T11"> </text:span><text:span text:style-name="T6">path</text:span><text:span text:style-name="T14">(</text:span><text:span text:style-name="T15">'application_shop_start'</text:span><text:span text:style-name="T14">)</text:span><text:span text:style-name="T11"> </text:span><text:span text:style-name="T9">}}</text:span>"<text:span text:style-name="T2">&gt;</text:span><text:span text:style-name="T6">Company</text:span><text:span text:style-name="T2">&lt;/</text:span><text:span text:style-name="T4">a</text:span><text:span text:style-name="T2">&gt;</text:span></text:p>
      <text:p text:style-name="P12"><text:span text:style-name="T6"><text:tab/><text:tab/><text:tab/><text:tab/><text:tab/></text:span><text:span text:style-name="T2">&lt;/</text:span><text:span text:style-name="T4">div</text:span><text:span text:style-name="T2">&gt;</text:span></text:p>
      <text:p text:style-name="P12"><text:span text:style-name="T6"><text:tab/><text:tab/><text:tab/><text:tab/><text:tab/></text:span><text:span text:style-name="T2">&lt;</text:span><text:span text:style-name="T4">div</text:span> <text:span text:style-name="T7">class</text:span><text:span text:style-name="T6">=</text:span><text:span text:style-name="T8">"collapse navbar-collapse navbar-collapse-bs"</text:span><text:span text:style-name="T2">&gt;</text:span></text:p>
      <text:p text:style-name="P12"><text:span text:style-name="T6"><text:tab/><text:tab/><text:tab/><text:tab/><text:tab/> <text:s text:c="3"/></text:span><text:span text:style-name="T2">&lt;</text:span><text:span text:style-name="T4">ul</text:span> <text:span text:style-name="T7">class</text:span><text:span text:style-name="T6">=</text:span><text:span text:style-name="T8">"nav navbar-nav"</text:span><text:span text:style-name="T2">&gt;</text:span></text:p>
      <text:p text:style-name="P12"><text:span text:style-name="T6"><text:tab/><text:tab/><text:tab/><text:tab/><text:tab/> <text:s text:c="7"/></text:span><text:span text:style-name="T2">&lt;</text:span><text:span text:style-name="T4">li</text:span><text:span text:style-name="T2">&gt;&lt;</text:span><text:span text:style-name="T4">a</text:span> <text:span text:style-name="T7">href</text:span><text:span text:style-name="T6">=</text:span>"<text:span text:style-name="T9">{{</text:span><text:span text:style-name="T11"> </text:span><text:span text:style-name="T6">path</text:span><text:span text:style-name="T14">(</text:span><text:span text:style-name="T15">'application_shop_start'</text:span><text:span text:style-name="T14">)</text:span><text:span text:style-name="T11"> </text:span><text:span text:style-name="T9">}}</text:span>"<text:span text:style-name="T2">&gt;</text:span><text:span text:style-name="T6">Start</text:span><text:span text:style-name="T2">&lt;/</text:span><text:span text:style-name="T4">a</text:span><text:span text:style-name="T2">&gt;&lt;/</text:span><text:span text:style-name="T4">li</text:span><text:span text:style-name="T2">&gt;</text:span></text:p>
      <text:p text:style-name="P12"><text:span text:style-name="T6"><text:tab/><text:tab/><text:tab/><text:tab/><text:tab/> <text:s text:c="7"/></text:span><text:span text:style-name="T2">&lt;</text:span><text:span text:style-name="T4">li</text:span><text:span text:style-name="T2">&gt;&lt;</text:span><text:span text:style-name="T4">a</text:span> <text:span text:style-name="T7">href</text:span><text:span text:style-name="T6">=</text:span>"<text:span text:style-name="T9">{{</text:span><text:span text:style-name="T11"> </text:span><text:span text:style-name="T6">path</text:span><text:span text:style-name="T14">(</text:span><text:span text:style-name="T15">'application_product'</text:span><text:span text:style-name="T14">)</text:span><text:span text:style-name="T11"> </text:span><text:span text:style-name="T9">}}</text:span>"<text:span text:style-name="T2">&gt;</text:span><text:span text:style-name="T6">Produkts</text:span><text:span text:style-name="T2">&lt;/</text:span><text:span text:style-name="T4">a</text:span><text:span text:style-name="T2">&gt;&lt;/</text:span><text:span text:style-name="T4">li</text:span><text:span text:style-name="T2">&gt;</text:span></text:p>
      <text:p text:style-name="P12"><text:span text:style-name="T6"><text:tab/><text:tab/><text:tab/><text:tab/><text:tab/> <text:s text:c="3"/></text:span><text:span text:style-name="T2">&lt;/</text:span><text:span text:style-name="T4">ul</text:span><text:span text:style-name="T2">&gt;</text:span></text:p>
      <text:p text:style-name="P12"><text:span text:style-name="T6"><text:tab/><text:tab/><text:tab/><text:tab/><text:tab/> <text:s text:c="3"/></text:span><text:span text:style-name="T2">&lt;</text:span><text:span text:style-name="T4">ul</text:span> <text:span text:style-name="T7">class</text:span><text:span text:style-name="T6">=</text:span><text:span text:style-name="T8">"nav navbar-nav navbar-right"</text:span><text:span text:style-name="T2">&gt;</text:span></text:p>
      <text:p text:style-name="P12"><text:span text:style-name="T6"><text:tab/><text:tab/><text:tab/><text:tab/><text:tab/> <text:s text:c="7"/></text:span><text:span text:style-name="T2">&lt;</text:span><text:span text:style-name="T4">li</text:span><text:span text:style-name="T2">&gt;&lt;</text:span><text:span text:style-name="T4">a</text:span> <text:span text:style-name="T7">href</text:span><text:span text:style-name="T6">=</text:span><text:span text:style-name="T8">"#"</text:span><text:span text:style-name="T2">&gt;</text:span><text:span text:style-name="T6">Moje konto</text:span><text:span text:style-name="T2">&lt;/</text:span><text:span text:style-name="T4">a</text:span><text:span text:style-name="T2">&gt;&lt;/</text:span><text:span text:style-name="T4">li</text:span><text:span text:style-name="T2">&gt;</text:span></text:p>
      <text:p text:style-name="P12"><text:span text:style-name="T6"><text:tab/><text:tab/><text:tab/><text:tab/><text:tab/> <text:s text:c="7"/></text:span><text:span text:style-name="T2">&lt;</text:span><text:span text:style-name="T4">li</text:span><text:span text:style-name="T2">&gt;&lt;</text:span><text:span text:style-name="T4">a</text:span> <text:span text:style-name="T7">href</text:span><text:span text:style-name="T6">=</text:span><text:span text:style-name="T8">"#"</text:span><text:span text:style-name="T2">&gt;</text:span><text:span text:style-name="T6">Koszyk</text:span><text:span text:style-name="T2">&lt;/</text:span><text:span text:style-name="T4">a</text:span><text:span text:style-name="T2">&gt;&lt;/</text:span><text:span text:style-name="T4">li</text:span><text:span text:style-name="T2">&gt;</text:span></text:p>
      <text:p text:style-name="P12"><text:span text:style-name="T6"><text:tab/><text:tab/><text:tab/><text:tab/><text:tab/> <text:s text:c="7"/></text:span><text:span text:style-name="T2">&lt;</text:span><text:span text:style-name="T4">li</text:span><text:span text:style-name="T2">&gt;&lt;</text:span><text:span text:style-name="T4">a</text:span> <text:span text:style-name="T7">href</text:span><text:span text:style-name="T6">=</text:span><text:span text:style-name="T8">"#"</text:span><text:span text:style-name="T2">&gt;</text:span><text:span text:style-name="T6">Zaloguj się</text:span><text:span text:style-name="T2">&lt;/</text:span><text:span text:style-name="T4">a</text:span><text:span text:style-name="T2">&gt;&lt;/</text:span><text:span text:style-name="T4">li</text:span><text:span text:style-name="T2">&gt;</text:span></text:p>
      <text:p text:style-name="P12"><text:span text:style-name="T6"><text:tab/><text:tab/><text:tab/><text:tab/><text:tab/> <text:s text:c="3"/></text:span><text:span text:style-name="T2">&lt;/</text:span><text:span text:style-name="T4">ul</text:span><text:span text:style-name="T2">&gt;</text:span></text:p>
      <text:p text:style-name="P14"><text:s text:c="20"/></text:p>
      <text:p text:style-name="P12"><text:span text:style-name="T6"><text:s text:c="16"/></text:span><text:span text:style-name="T2">&lt;/</text:span><text:span text:style-name="T4">div</text:span><text:span text:style-name="T2">&gt;</text:span></text:p>
      <text:p text:style-name="P12"><text:span text:style-name="T6"><text:s text:c="12"/></text:span><text:span text:style-name="T2">&lt;/</text:span><text:span text:style-name="T4">nav</text:span><text:span text:style-name="T2">&gt;</text:span></text:p>
      <text:p text:style-name="P12"><text:span text:style-name="T6"><text:s text:c="8"/></text:span><text:span text:style-name="T9">{%</text:span><text:span text:style-name="T11"> endblock </text:span><text:span text:style-name="T9">%}</text:span></text:p>
      <text:p text:style-name="P14"><text:s text:c="8"/></text:p>
      <text:p text:style-name="P12"><text:span text:style-name="T6"><text:tab/><text:tab/></text:span><text:span text:style-name="T9">{%</text:span><text:span text:style-name="T11"> for </text:span><text:span text:style-name="T6">flashMessage</text:span><text:span text:style-name="T11"> in </text:span><text:span text:style-name="T6">app</text:span><text:span text:style-name="T14">.</text:span><text:span text:style-name="T6">session</text:span><text:span text:style-name="T14">.</text:span><text:span text:style-name="T6">flashbag</text:span><text:span text:style-name="T14">.</text:span><text:span text:style-name="T6">get</text:span><text:span text:style-name="T14">(</text:span><text:span text:style-name="T15">'notice'</text:span><text:span text:style-name="T14">)</text:span><text:span text:style-name="T11"> </text:span><text:span text:style-name="T9">%}</text:span></text:p>
      <text:p text:style-name="P12"><text:soft-page-break/><text:span text:style-name="T6"><text:tab/><text:tab/> <text:s text:c="3"/></text:span><text:span text:style-name="T2">&lt;</text:span><text:span text:style-name="T4">div</text:span> <text:span text:style-name="T7">class</text:span><text:span text:style-name="T6">=</text:span><text:span text:style-name="T8">"flash-notice"</text:span><text:span text:style-name="T2">&gt;</text:span></text:p>
      <text:p text:style-name="P12"><text:span text:style-name="T6"><text:tab/><text:tab/> <text:s text:c="7"/></text:span><text:span text:style-name="T9">{{</text:span><text:span text:style-name="T11"> </text:span><text:span text:style-name="T6">flashMessage</text:span><text:span text:style-name="T11"> </text:span><text:span text:style-name="T9">}}</text:span></text:p>
      <text:p text:style-name="P12"><text:span text:style-name="T6"><text:tab/><text:tab/> <text:s text:c="3"/></text:span><text:span text:style-name="T2">&lt;/</text:span><text:span text:style-name="T4">div</text:span><text:span text:style-name="T2">&gt;</text:span></text:p>
      <text:p text:style-name="P12"><text:span text:style-name="T6"><text:tab/><text:tab/></text:span><text:span text:style-name="T9">{%</text:span><text:span text:style-name="T11"> endfor </text:span><text:span text:style-name="T9">%}</text:span></text:p>
      <text:p text:style-name="P12"><text:span text:style-name="T6"><text:tab/><text:tab/></text:span><text:span text:style-name="T9">{%</text:span><text:span text:style-name="T11"> for </text:span><text:span text:style-name="T6">flashMessage</text:span><text:span text:style-name="T11"> in </text:span><text:span text:style-name="T6">app</text:span><text:span text:style-name="T14">.</text:span><text:span text:style-name="T6">session</text:span><text:span text:style-name="T14">.</text:span><text:span text:style-name="T6">flashbag</text:span><text:span text:style-name="T14">.</text:span><text:span text:style-name="T6">get</text:span><text:span text:style-name="T14">(</text:span><text:span text:style-name="T15">'error'</text:span><text:span text:style-name="T14">)</text:span><text:span text:style-name="T11"> </text:span><text:span text:style-name="T9">%}</text:span></text:p>
      <text:p text:style-name="P12"><text:span text:style-name="T6"><text:tab/><text:tab/> <text:s text:c="3"/></text:span><text:span text:style-name="T2">&lt;</text:span><text:span text:style-name="T4">div</text:span> <text:span text:style-name="T7">class</text:span><text:span text:style-name="T6">=</text:span><text:span text:style-name="T8">"flash-error"</text:span><text:span text:style-name="T2">&gt;</text:span></text:p>
      <text:p text:style-name="P12"><text:span text:style-name="T6"><text:tab/><text:tab/> <text:s text:c="7"/></text:span><text:span text:style-name="T9">{{</text:span><text:span text:style-name="T11"> </text:span><text:span text:style-name="T6">flashMessage</text:span><text:span text:style-name="T11"> </text:span><text:span text:style-name="T9">}}</text:span></text:p>
      <text:p text:style-name="P12"><text:span text:style-name="T6"><text:tab/><text:tab/> <text:s text:c="3"/></text:span><text:span text:style-name="T2">&lt;/</text:span><text:span text:style-name="T4">div</text:span><text:span text:style-name="T2">&gt;</text:span></text:p>
      <text:p text:style-name="P12"><text:span text:style-name="T6"><text:tab/><text:tab/></text:span><text:span text:style-name="T9">{%</text:span><text:span text:style-name="T11"> endfor </text:span><text:span text:style-name="T9">%}</text:span></text:p>
      <text:p text:style-name="P14"><text:tab/><text:tab/></text:p>
      <text:p text:style-name="P12"><text:span text:style-name="T6"><text:s text:c="8"/></text:span><text:span text:style-name="T9">{%</text:span><text:span text:style-name="T11"> block </text:span><text:span text:style-name="T6">body</text:span><text:span text:style-name="T11"> </text:span><text:span text:style-name="T9">%}{%</text:span><text:span text:style-name="T11"> endblock </text:span><text:span text:style-name="T9">%}</text:span></text:p>
      <text:p text:style-name="P14"><text:s text:c="8"/></text:p>
      <text:p text:style-name="P12"><text:span text:style-name="T6"><text:s text:c="8"/></text:span><text:span text:style-name="T9">{%</text:span><text:span text:style-name="T11"> block </text:span><text:span text:style-name="T6">footer</text:span><text:span text:style-name="T11"> </text:span><text:span text:style-name="T9">%}</text:span></text:p>
      <text:p text:style-name="P12"><text:span text:style-name="T6"><text:s text:c="12"/></text:span><text:span text:style-name="T2">&lt;</text:span><text:span text:style-name="T4">div</text:span> <text:span text:style-name="T7">class</text:span><text:span text:style-name="T6">=</text:span><text:span text:style-name="T8">"footer"</text:span><text:span text:style-name="T2">&gt;</text:span></text:p>
      <text:p text:style-name="P12"><text:span text:style-name="T6"><text:s text:c="16"/></text:span><text:span text:style-name="T2">&lt;</text:span><text:span text:style-name="T4">div</text:span> <text:span text:style-name="T7">class</text:span><text:span text:style-name="T6">=</text:span><text:span text:style-name="T8">"container"</text:span><text:span text:style-name="T2">&gt;</text:span></text:p>
      <text:p text:style-name="P12"><text:span text:style-name="T6"><text:s text:c="20"/></text:span><text:span text:style-name="T2">&lt;</text:span><text:span text:style-name="T4">p</text:span> <text:span text:style-name="T7">class</text:span><text:span text:style-name="T6">=</text:span><text:span text:style-name="T8">"text-muted"</text:span><text:span text:style-name="T2">&gt;</text:span><text:span text:style-name="T6">Place sticky footer content here.</text:span><text:span text:style-name="T2">&lt;/</text:span><text:span text:style-name="T4">p</text:span><text:span text:style-name="T2">&gt;</text:span></text:p>
      <text:p text:style-name="P12"><text:span text:style-name="T6"><text:s text:c="16"/></text:span><text:span text:style-name="T2">&lt;/</text:span><text:span text:style-name="T4">div</text:span><text:span text:style-name="T2">&gt;</text:span></text:p>
      <text:p text:style-name="P12"><text:span text:style-name="T6"><text:s text:c="12"/></text:span><text:span text:style-name="T2">&lt;/</text:span><text:span text:style-name="T4">div</text:span><text:span text:style-name="T2">&gt;</text:span></text:p>
      <text:p text:style-name="P12"><text:span text:style-name="T6"><text:s text:c="12"/></text:span><text:span text:style-name="T2">&lt;</text:span><text:span text:style-name="T4">div</text:span> <text:span text:style-name="T7">class</text:span><text:span text:style-name="T6">=</text:span><text:span text:style-name="T8">"footer"</text:span><text:span text:style-name="T2">&gt;</text:span></text:p>
      <text:p text:style-name="P12"><text:span text:style-name="T6"><text:s text:c="16"/></text:span><text:span text:style-name="T2">&lt;</text:span><text:span text:style-name="T4">div</text:span> <text:span text:style-name="T7">class</text:span><text:span text:style-name="T6">=</text:span><text:span text:style-name="T8">"container"</text:span><text:span text:style-name="T2">&gt;</text:span></text:p>
      <text:p text:style-name="P12"><text:span text:style-name="T6"><text:s text:c="20"/></text:span><text:span text:style-name="T2">&lt;</text:span><text:span text:style-name="T4">p</text:span> <text:span text:style-name="T7">class</text:span><text:span text:style-name="T6">=</text:span><text:span text:style-name="T8">"pull-right"</text:span><text:span text:style-name="T2">&gt;&lt;</text:span><text:span text:style-name="T4">a</text:span> <text:span text:style-name="T7">href</text:span><text:span text:style-name="T6">=</text:span><text:span text:style-name="T8">"#"</text:span><text:span text:style-name="T2">&gt;</text:span><text:span text:style-name="T6">Back to top</text:span><text:span text:style-name="T2">&lt;/</text:span><text:span text:style-name="T4">a</text:span><text:span text:style-name="T2">&gt;&lt;/</text:span><text:span text:style-name="T4">p</text:span><text:span text:style-name="T2">&gt;</text:span></text:p>
      <text:p text:style-name="P12"><text:span text:style-name="T6"><text:s text:c="20"/></text:span><text:span text:style-name="T2">&lt;</text:span><text:span text:style-name="T4">p</text:span><text:span text:style-name="T2">&gt;</text:span><text:span text:style-name="T6">&amp;copy; 2015 Company, Inc. &amp;middot; </text:span><text:span text:style-name="T2">&lt;</text:span><text:span text:style-name="T4">a</text:span> <text:span text:style-name="T7">href</text:span><text:span text:style-name="T6">=</text:span><text:span text:style-name="T8">"#"</text:span><text:span text:style-name="T2">&gt;</text:span><text:span text:style-name="T6">Privacy</text:span><text:span text:style-name="T2">&lt;/</text:span><text:span text:style-name="T4">a</text:span><text:span text:style-name="T2">&gt;</text:span><text:span text:style-name="T6"> &amp;middot; </text:span><text:span text:style-name="T2">&lt;</text:span><text:span text:style-name="T4">a</text:span> <text:span text:style-name="T7">href</text:span><text:span text:style-name="T6">=</text:span><text:span text:style-name="T8">"#"</text:span><text:span text:style-name="T2">&gt;</text:span><text:span text:style-name="T6">Terms</text:span><text:span text:style-name="T2">&lt;/</text:span><text:span text:style-name="T4">a</text:span><text:span text:style-name="T2">&gt;&lt;/</text:span><text:span text:style-name="T4">p</text:span><text:span text:style-name="T2">&gt;</text:span></text:p>
      <text:p text:style-name="P12"><text:span text:style-name="T6"><text:s text:c="16"/></text:span><text:span text:style-name="T2">&lt;/</text:span><text:span text:style-name="T4">div</text:span><text:span text:style-name="T2">&gt;</text:span></text:p>
      <text:p text:style-name="P12"><text:span text:style-name="T6"><text:s text:c="12"/></text:span><text:span text:style-name="T2">&lt;/</text:span><text:span text:style-name="T4">div</text:span><text:span text:style-name="T2">&gt;</text:span></text:p>
      <text:p text:style-name="P12"><text:span text:style-name="T6"><text:s text:c="8"/></text:span><text:span text:style-name="T9">{%</text:span><text:span text:style-name="T11"> endblock </text:span><text:span text:style-name="T9">%}</text:span></text:p>
      <text:p text:style-name="P12"><text:span text:style-name="T6"><text:s text:c="4"/></text:span><text:span text:style-name="T2">&lt;/</text:span><text:span text:style-name="T4">body</text:span><text:span text:style-name="T2">&gt;</text:span></text:p>
      <text:p text:style-name="P13"><text:span text:style-name="T3">&lt;/</text:span><text:span text:style-name="T5">html</text:span><text:span text:style-name="T3">&gt;</text:span></text:p>
      <text:p text:style-name="P3"/>
      <text:p text:style-name="P4">Strona start</text:p>
      <text:p text:style-name="P3"/>
      <text:p text:style-name="P3">1. Dodanie kontrolera strony startowej</text:p>
      <text:p text:style-name="P3"/>
      <text:p text:style-name="P9">#src/Application/ShopBundle/Controller/StartController.php</text:p>
      <text:p text:style-name="P10">&lt;?php</text:p>
      <text:p text:style-name="P12"/>
      <text:p text:style-name="P14">namespace Application\ShopBundle\Controller;</text:p>
      <text:p text:style-name="P12"/>
      <text:p text:style-name="P12"><text:span text:style-name="T11">use </text:span><text:span text:style-name="T6">Symfony\Bundle\FrameworkBundle\Controller\Controller;</text:span></text:p>
      <text:p text:style-name="P12"/>
      <text:p text:style-name="P12"><text:span text:style-name="T11">class </text:span><text:span text:style-name="T6">StartController </text:span><text:span text:style-name="T11">extends </text:span><text:span text:style-name="T6">Controller</text:span></text:p>
      <text:p text:style-name="P14">{</text:p>
      <text:p text:style-name="P12"><text:span text:style-name="T6"><text:s text:c="4"/></text:span><text:span text:style-name="T11">public function </text:span><text:span text:style-name="T6">indexAction()</text:span></text:p>
      <text:p text:style-name="P14"><text:s text:c="4"/>{</text:p>
      <text:p text:style-name="P12"><text:span text:style-name="T6"><text:s text:c="8"/></text:span><text:span text:style-name="T11">return </text:span><text:span text:style-name="T6">$this-&gt;render(</text:span><text:span text:style-name="T15">'ApplicationShopBundle:Start:index.html.twig'</text:span><text:span text:style-name="T6">);</text:span></text:p>
      <text:p text:style-name="P14"><text:s text:c="4"/>}</text:p>
      <text:p text:style-name="P14">}</text:p>
      <text:p text:style-name="P3"/>
      <text:p text:style-name="P3">2. Dodanie templatki</text:p>
      <text:p text:style-name="P3"/>
      <text:p text:style-name="P7">#src\Application\ShopBundle\Resources\views\Start\index.html.twig</text:p>
      <text:p text:style-name="P3"/>
      <text:p text:style-name="P5"><text:span text:style-name="T9">{%</text:span><text:span text:style-name="T11"> extends </text:span><text:span text:style-name="T15">'ApplicationShopBundle::layout.html.twig'</text:span><text:span text:style-name="T11"> </text:span><text:span text:style-name="T9">%}</text:span></text:p>
      <text:p text:style-name="P12"/>
      <text:p text:style-name="P12"><text:span text:style-name="T9">{%</text:span><text:span text:style-name="T11"> block </text:span><text:span text:style-name="T6">title</text:span><text:span text:style-name="T11"> </text:span><text:span text:style-name="T9">%}</text:span><text:span text:style-name="T6">Start</text:span><text:span text:style-name="T9">{%</text:span><text:span text:style-name="T11"> endblock </text:span><text:span text:style-name="T9">%}</text:span></text:p>
      <text:p text:style-name="P12"/>
      <text:p text:style-name="P12"><text:span text:style-name="T9">{%</text:span><text:span text:style-name="T11"> block </text:span><text:span text:style-name="T6">stylesheets</text:span><text:span text:style-name="T11"> </text:span><text:span text:style-name="T9">%}</text:span></text:p>
      <text:p text:style-name="P12"><text:span text:style-name="T6"><text:s text:c="4"/></text:span><text:span text:style-name="T2">&lt;</text:span><text:span text:style-name="T4">link</text:span> <text:span text:style-name="T7">href</text:span><text:span text:style-name="T6">=</text:span>"<text:span text:style-name="T9">{{</text:span><text:span text:style-name="T11"> </text:span><text:span text:style-name="T6">asset</text:span><text:span text:style-name="T14">(</text:span><text:span text:style-name="T15">'bundles/applicationshop/css/carousel.css'</text:span><text:span text:style-name="T14">)</text:span><text:span text:style-name="T11"> </text:span><text:span text:style-name="T9">}}</text:span>" <text:span text:style-name="T7">rel</text:span><text:span text:style-name="T6">=</text:span><text:span text:style-name="T8">"stylesheet"</text:span> <text:span text:style-name="T7">type</text:span><text:span text:style-name="T6">=</text:span><text:span text:style-name="T8">"text/css"</text:span> <text:span text:style-name="T7">media</text:span><text:span text:style-name="T6">=</text:span><text:span text:style-name="T8">"all"</text:span> <text:span text:style-name="T2">/&gt;</text:span></text:p>
      <text:p text:style-name="P12"><text:span text:style-name="T9">{%</text:span><text:span text:style-name="T11"> endblock </text:span><text:span text:style-name="T9">%}</text:span></text:p>
      <text:p text:style-name="P12"/>
      <text:p text:style-name="P12"><text:span text:style-name="T9">{%</text:span><text:span text:style-name="T11"> block </text:span><text:span text:style-name="T6">javascripts</text:span><text:span text:style-name="T11"> </text:span><text:span text:style-name="T9">%}{%</text:span><text:span text:style-name="T11"> endblock </text:span><text:span text:style-name="T9">%}</text:span></text:p>
      <text:p text:style-name="P12"/>
      <text:p text:style-name="P12"><text:soft-page-break/></text:p>
      <text:p text:style-name="P12"><text:span text:style-name="T9">{%</text:span><text:span text:style-name="T11"> block </text:span><text:span text:style-name="T6">body</text:span><text:span text:style-name="T11"> </text:span><text:span text:style-name="T9">%}</text:span></text:p>
      <text:p text:style-name="P12"/>
      <text:p text:style-name="P12"><text:span text:style-name="T6"><text:s text:c="4"/></text:span><text:span text:style-name="T13">&lt;!-- Carousel</text:span></text:p>
      <text:p text:style-name="P15"><text:s text:c="4"/>================================================== --&gt;</text:p>
      <text:p text:style-name="P12"><text:span text:style-name="T6"><text:s text:c="4"/></text:span><text:span text:style-name="T2">&lt;</text:span><text:span text:style-name="T4">div</text:span> <text:span text:style-name="T7">id</text:span><text:span text:style-name="T6">=</text:span><text:span text:style-name="T8">"myCarousel"</text:span> <text:span text:style-name="T7">class</text:span><text:span text:style-name="T6">=</text:span><text:span text:style-name="T8">"carousel slide"</text:span> <text:span text:style-name="T7">data-ride</text:span><text:span text:style-name="T6">=</text:span><text:span text:style-name="T8">"carousel"</text:span><text:span text:style-name="T2">&gt;</text:span></text:p>
      <text:p text:style-name="P12"><text:span text:style-name="T6"><text:s text:c="8"/></text:span><text:span text:style-name="T13">&lt;!-- Indicators --&gt;</text:span></text:p>
      <text:p text:style-name="P12"><text:span text:style-name="T6"><text:s text:c="8"/></text:span><text:span text:style-name="T2">&lt;</text:span><text:span text:style-name="T4">ol</text:span> <text:span text:style-name="T7">class</text:span><text:span text:style-name="T6">=</text:span><text:span text:style-name="T8">"carousel-indicators"</text:span><text:span text:style-name="T2">&gt;</text:span></text:p>
      <text:p text:style-name="P12"><text:span text:style-name="T6"><text:s text:c="12"/></text:span><text:span text:style-name="T2">&lt;</text:span><text:span text:style-name="T4">li</text:span> <text:span text:style-name="T7">data-target</text:span><text:span text:style-name="T6">=</text:span><text:span text:style-name="T8">"#myCarousel"</text:span> <text:span text:style-name="T7">data-slide-to</text:span><text:span text:style-name="T6">=</text:span><text:span text:style-name="T8">"0"</text:span> <text:span text:style-name="T7">class</text:span><text:span text:style-name="T6">=</text:span><text:span text:style-name="T8">"active"</text:span><text:span text:style-name="T2">&gt;&lt;/</text:span><text:span text:style-name="T4">li</text:span><text:span text:style-name="T2">&gt;</text:span></text:p>
      <text:p text:style-name="P12"><text:span text:style-name="T6"><text:s text:c="12"/></text:span><text:span text:style-name="T2">&lt;</text:span><text:span text:style-name="T4">li</text:span> <text:span text:style-name="T7">data-target</text:span><text:span text:style-name="T6">=</text:span><text:span text:style-name="T8">"#myCarousel"</text:span> <text:span text:style-name="T7">data-slide-to</text:span><text:span text:style-name="T6">=</text:span><text:span text:style-name="T8">"1"</text:span><text:span text:style-name="T2">&gt;&lt;/</text:span><text:span text:style-name="T4">li</text:span><text:span text:style-name="T2">&gt;</text:span></text:p>
      <text:p text:style-name="P12"><text:span text:style-name="T6"><text:s text:c="12"/></text:span><text:span text:style-name="T2">&lt;</text:span><text:span text:style-name="T4">li</text:span> <text:span text:style-name="T7">data-target</text:span><text:span text:style-name="T6">=</text:span><text:span text:style-name="T8">"#myCarousel"</text:span> <text:span text:style-name="T7">data-slide-to</text:span><text:span text:style-name="T6">=</text:span><text:span text:style-name="T8">"2"</text:span><text:span text:style-name="T2">&gt;&lt;/</text:span><text:span text:style-name="T4">li</text:span><text:span text:style-name="T2">&gt;</text:span></text:p>
      <text:p text:style-name="P12"><text:span text:style-name="T6"><text:s text:c="8"/></text:span><text:span text:style-name="T2">&lt;/</text:span><text:span text:style-name="T4">ol</text:span><text:span text:style-name="T2">&gt;</text:span></text:p>
      <text:p text:style-name="P12"><text:span text:style-name="T6"><text:s text:c="8"/></text:span><text:span text:style-name="T2">&lt;</text:span><text:span text:style-name="T4">div</text:span> <text:span text:style-name="T7">class</text:span><text:span text:style-name="T6">=</text:span><text:span text:style-name="T8">"carousel-inner"</text:span> <text:span text:style-name="T7">role</text:span><text:span text:style-name="T6">=</text:span><text:span text:style-name="T8">"listbox"</text:span><text:span text:style-name="T2">&gt;</text:span></text:p>
      <text:p text:style-name="P12"><text:span text:style-name="T6"><text:s text:c="12"/></text:span><text:span text:style-name="T2">&lt;</text:span><text:span text:style-name="T4">div</text:span> <text:span text:style-name="T7">class</text:span><text:span text:style-name="T6">=</text:span><text:span text:style-name="T8">"item active"</text:span><text:span text:style-name="T2">&gt;</text:span></text:p>
      <text:p text:style-name="P12"><text:span text:style-name="T6"><text:s text:c="14"/></text:span><text:span text:style-name="T2">&lt;</text:span><text:span text:style-name="T4">img</text:span> <text:span text:style-name="T7">src</text:span><text:span text:style-name="T6">=</text:span>"<text:span text:style-name="T9">{{</text:span><text:span text:style-name="T11"> </text:span><text:span text:style-name="T6">asset</text:span><text:span text:style-name="T14">(</text:span><text:span text:style-name="T15">'bundles/applicationshop/images/1903x500.png'</text:span><text:span text:style-name="T14">)</text:span><text:span text:style-name="T11"> </text:span><text:span text:style-name="T9">}}</text:span>" <text:span text:style-name="T7">alt</text:span><text:span text:style-name="T6">=</text:span><text:span text:style-name="T8">"First slide"</text:span><text:span text:style-name="T2">&gt;</text:span></text:p>
      <text:p text:style-name="P12"><text:span text:style-name="T6"><text:s text:c="14"/></text:span><text:span text:style-name="T2">&lt;</text:span><text:span text:style-name="T4">div</text:span> <text:span text:style-name="T7">class</text:span><text:span text:style-name="T6">=</text:span><text:span text:style-name="T8">"container"</text:span><text:span text:style-name="T2">&gt;</text:span></text:p>
      <text:p text:style-name="P12"><text:span text:style-name="T6"><text:s text:c="16"/></text:span><text:span text:style-name="T2">&lt;</text:span><text:span text:style-name="T4">div</text:span> <text:span text:style-name="T7">class</text:span><text:span text:style-name="T6">=</text:span><text:span text:style-name="T8">"carousel-caption"</text:span><text:span text:style-name="T2">&gt;</text:span></text:p>
      <text:p text:style-name="P12"><text:span text:style-name="T6"><text:s text:c="18"/></text:span><text:span text:style-name="T2">&lt;</text:span><text:span text:style-name="T4">h1</text:span><text:span text:style-name="T2">&gt;</text:span><text:span text:style-name="T6">Example headline.</text:span><text:span text:style-name="T2">&lt;/</text:span><text:span text:style-name="T4">h1</text:span><text:span text:style-name="T2">&gt;</text:span></text:p>
      <text:p text:style-name="P12"><text:span text:style-name="T6"><text:s text:c="18"/></text:span><text:span text:style-name="T2">&lt;</text:span><text:span text:style-name="T4">p</text:span><text:span text:style-name="T2">&gt;</text:span><text:span text:style-name="T6">Note: If you're viewing this page via a </text:span><text:span text:style-name="T2">&lt;</text:span><text:span text:style-name="T4">code</text:span><text:span text:style-name="T2">&gt;</text:span><text:span text:style-name="T6">file://</text:span><text:span text:style-name="T2">&lt;/</text:span><text:span text:style-name="T4">code</text:span><text:span text:style-name="T2">&gt;</text:span><text:span text:style-name="T6"> URL, the "next" and "previous" Glyphicon buttons on the left and right might not load/display properly due to web browser security rules.</text:span><text:span text:style-name="T2">&lt;/</text:span><text:span text:style-name="T4">p</text:span><text:span text:style-name="T2">&gt;</text:span></text:p>
      <text:p text:style-name="P12"><text:span text:style-name="T6"><text:s text:c="18"/></text:span><text:span text:style-name="T2">&lt;</text:span><text:span text:style-name="T4">p</text:span><text:span text:style-name="T2">&gt;&lt;</text:span><text:span text:style-name="T4">a</text:span> <text:span text:style-name="T7">class</text:span><text:span text:style-name="T6">=</text:span><text:span text:style-name="T8">"btn btn-lg btn-primary"</text:span> <text:span text:style-name="T7">href</text:span><text:span text:style-name="T6">=</text:span><text:span text:style-name="T8">"#"</text:span> <text:span text:style-name="T7">role</text:span><text:span text:style-name="T6">=</text:span><text:span text:style-name="T8">"button"</text:span><text:span text:style-name="T2">&gt;</text:span><text:span text:style-name="T6">Sign up today</text:span><text:span text:style-name="T2">&lt;/</text:span><text:span text:style-name="T4">a</text:span><text:span text:style-name="T2">&gt;&lt;/</text:span><text:span text:style-name="T4">p</text:span><text:span text:style-name="T2">&gt;</text:span></text:p>
      <text:p text:style-name="P12"><text:span text:style-name="T6"><text:s text:c="16"/></text:span><text:span text:style-name="T2">&lt;/</text:span><text:span text:style-name="T4">div</text:span><text:span text:style-name="T2">&gt;</text:span></text:p>
      <text:p text:style-name="P12"><text:span text:style-name="T6"><text:s text:c="14"/></text:span><text:span text:style-name="T2">&lt;/</text:span><text:span text:style-name="T4">div</text:span><text:span text:style-name="T2">&gt;</text:span></text:p>
      <text:p text:style-name="P12"><text:span text:style-name="T6"><text:s text:c="12"/></text:span><text:span text:style-name="T2">&lt;/</text:span><text:span text:style-name="T4">div</text:span><text:span text:style-name="T2">&gt;</text:span></text:p>
      <text:p text:style-name="P12"><text:span text:style-name="T6"><text:s text:c="12"/></text:span><text:span text:style-name="T2">&lt;</text:span><text:span text:style-name="T4">div</text:span> <text:span text:style-name="T7">class</text:span><text:span text:style-name="T6">=</text:span><text:span text:style-name="T8">"item"</text:span><text:span text:style-name="T2">&gt;</text:span></text:p>
      <text:p text:style-name="P12"><text:span text:style-name="T6"><text:s text:c="14"/></text:span><text:span text:style-name="T2">&lt;</text:span><text:span text:style-name="T4">img</text:span> <text:span text:style-name="T7">src</text:span><text:span text:style-name="T6">=</text:span><text:span text:style-name="T8">"data:image/gif;base64,R0lGODlhAQABAIAAAGZmZgAAACH5BAAAAAAALAAAAAABAAEAAAICRAEAOw=="</text:span> <text:span text:style-name="T7">alt</text:span><text:span text:style-name="T6">=</text:span><text:span text:style-name="T8">"Second slide"</text:span><text:span text:style-name="T2">&gt;</text:span></text:p>
      <text:p text:style-name="P12"><text:span text:style-name="T6"><text:s text:c="14"/></text:span><text:span text:style-name="T2">&lt;</text:span><text:span text:style-name="T4">div</text:span> <text:span text:style-name="T7">class</text:span><text:span text:style-name="T6">=</text:span><text:span text:style-name="T8">"container"</text:span><text:span text:style-name="T2">&gt;</text:span></text:p>
      <text:p text:style-name="P12"><text:span text:style-name="T6"><text:s text:c="16"/></text:span><text:span text:style-name="T2">&lt;</text:span><text:span text:style-name="T4">div</text:span> <text:span text:style-name="T7">class</text:span><text:span text:style-name="T6">=</text:span><text:span text:style-name="T8">"carousel-caption"</text:span><text:span text:style-name="T2">&gt;</text:span></text:p>
      <text:p text:style-name="P12"><text:span text:style-name="T6"><text:s text:c="18"/></text:span><text:span text:style-name="T2">&lt;</text:span><text:span text:style-name="T4">h1</text:span><text:span text:style-name="T2">&gt;</text:span><text:span text:style-name="T6">Another example headline.</text:span><text:span text:style-name="T2">&lt;/</text:span><text:span text:style-name="T4">h1</text:span><text:span text:style-name="T2">&gt;</text:span></text:p>
      <text:p text:style-name="P12"><text:span text:style-name="T6"><text:s text:c="18"/></text:span><text:span text:style-name="T2">&lt;</text:span><text:span text:style-name="T4">p</text:span><text:span text:style-name="T2">&gt;</text:span><text:span text:style-name="T6">Cras justo odio, dapibus ac facilisis in, egestas eget quam. Donec id elit non mi porta gravida at eget metus. Nullam id dolor id nibh ultricies vehicula ut id elit.</text:span><text:span text:style-name="T2">&lt;/</text:span><text:span text:style-name="T4">p</text:span><text:span text:style-name="T2">&gt;</text:span></text:p>
      <text:p text:style-name="P12"><text:span text:style-name="T6"><text:s text:c="18"/></text:span><text:span text:style-name="T2">&lt;</text:span><text:span text:style-name="T4">p</text:span><text:span text:style-name="T2">&gt;&lt;</text:span><text:span text:style-name="T4">a</text:span> <text:span text:style-name="T7">class</text:span><text:span text:style-name="T6">=</text:span><text:span text:style-name="T8">"btn btn-lg btn-primary"</text:span> <text:span text:style-name="T7">href</text:span><text:span text:style-name="T6">=</text:span><text:span text:style-name="T8">"#"</text:span> <text:span text:style-name="T7">role</text:span><text:span text:style-name="T6">=</text:span><text:span text:style-name="T8">"button"</text:span><text:span text:style-name="T2">&gt;</text:span><text:span text:style-name="T6">Learn more</text:span><text:span text:style-name="T2">&lt;/</text:span><text:span text:style-name="T4">a</text:span><text:span text:style-name="T2">&gt;&lt;/</text:span><text:span text:style-name="T4">p</text:span><text:span text:style-name="T2">&gt;</text:span></text:p>
      <text:p text:style-name="P12"><text:span text:style-name="T6"><text:s text:c="16"/></text:span><text:span text:style-name="T2">&lt;/</text:span><text:span text:style-name="T4">div</text:span><text:span text:style-name="T2">&gt;</text:span></text:p>
      <text:p text:style-name="P12"><text:span text:style-name="T6"><text:s text:c="14"/></text:span><text:span text:style-name="T2">&lt;/</text:span><text:span text:style-name="T4">div</text:span><text:span text:style-name="T2">&gt;</text:span></text:p>
      <text:p text:style-name="P12"><text:span text:style-name="T6"><text:s text:c="12"/></text:span><text:span text:style-name="T2">&lt;/</text:span><text:span text:style-name="T4">div</text:span><text:span text:style-name="T2">&gt;</text:span></text:p>
      <text:p text:style-name="P12"><text:span text:style-name="T6"><text:s text:c="12"/></text:span><text:span text:style-name="T2">&lt;</text:span><text:span text:style-name="T4">div</text:span> <text:span text:style-name="T7">class</text:span><text:span text:style-name="T6">=</text:span><text:span text:style-name="T8">"item"</text:span><text:span text:style-name="T2">&gt;</text:span></text:p>
      <text:p text:style-name="P12"><text:span text:style-name="T6"><text:s text:c="14"/></text:span><text:span text:style-name="T2">&lt;</text:span><text:span text:style-name="T4">img</text:span> <text:span text:style-name="T7">src</text:span><text:span text:style-name="T6">=</text:span><text:span text:style-name="T8">"data:image/gif;base64,R0lGODlhAQABAIAAAFVVVQAAACH5BAAAAAAALAAAAAABAAEAAAICRAEAOw=="</text:span> <text:span text:style-name="T7">alt</text:span><text:span text:style-name="T6">=</text:span><text:span text:style-name="T8">"Third slide"</text:span><text:span text:style-name="T2">&gt;</text:span></text:p>
      <text:p text:style-name="P12"><text:span text:style-name="T6"><text:s text:c="14"/></text:span><text:span text:style-name="T2">&lt;</text:span><text:span text:style-name="T4">div</text:span> <text:span text:style-name="T7">class</text:span><text:span text:style-name="T6">=</text:span><text:span text:style-name="T8">"container"</text:span><text:span text:style-name="T2">&gt;</text:span></text:p>
      <text:p text:style-name="P12"><text:span text:style-name="T6"><text:s text:c="16"/></text:span><text:span text:style-name="T2">&lt;</text:span><text:span text:style-name="T4">div</text:span> <text:span text:style-name="T7">class</text:span><text:span text:style-name="T6">=</text:span><text:span text:style-name="T8">"carousel-caption"</text:span><text:span text:style-name="T2">&gt;</text:span></text:p>
      <text:p text:style-name="P12"><text:span text:style-name="T6"><text:s text:c="18"/></text:span><text:span text:style-name="T2">&lt;</text:span><text:span text:style-name="T4">h1</text:span><text:span text:style-name="T2">&gt;</text:span><text:span text:style-name="T6">One more for good measure.</text:span><text:span text:style-name="T2">&lt;/</text:span><text:span text:style-name="T4">h1</text:span><text:span text:style-name="T2">&gt;</text:span></text:p>
      <text:p text:style-name="P12"><text:span text:style-name="T6"><text:s text:c="18"/></text:span><text:span text:style-name="T2">&lt;</text:span><text:span text:style-name="T4">p</text:span><text:span text:style-name="T2">&gt;</text:span><text:span text:style-name="T6">Cras justo odio, dapibus ac facilisis in, egestas eget quam. Donec id elit non mi porta gravida at eget metus. Nullam id dolor id nibh ultricies vehicula ut id elit.</text:span><text:span text:style-name="T2">&lt;/</text:span><text:span text:style-name="T4">p</text:span><text:span text:style-name="T2">&gt;</text:span></text:p>
      <text:p text:style-name="P12"><text:span text:style-name="T6"><text:s text:c="18"/></text:span><text:span text:style-name="T2">&lt;</text:span><text:span text:style-name="T4">p</text:span><text:span text:style-name="T2">&gt;&lt;</text:span><text:span text:style-name="T4">a</text:span> <text:span text:style-name="T7">class</text:span><text:span text:style-name="T6">=</text:span><text:span text:style-name="T8">"btn btn-lg btn-primary"</text:span> <text:span text:style-name="T7">href</text:span><text:span text:style-name="T6">=</text:span><text:span text:style-name="T8">"#"</text:span> <text:span text:style-name="T7">role</text:span><text:span text:style-name="T6">=</text:span><text:span text:style-name="T8">"button"</text:span><text:span text:style-name="T2">&gt;</text:span><text:span text:style-name="T6">Browse gallery</text:span><text:span text:style-name="T2">&lt;/</text:span><text:span text:style-name="T4">a</text:span><text:span text:style-name="T2">&gt;&lt;/</text:span><text:span text:style-name="T4">p</text:span><text:span text:style-name="T2">&gt;</text:span></text:p>
      <text:p text:style-name="P12"><text:span text:style-name="T6"><text:s text:c="16"/></text:span><text:span text:style-name="T2">&lt;/</text:span><text:span text:style-name="T4">div</text:span><text:span text:style-name="T2">&gt;</text:span></text:p>
      <text:p text:style-name="P12"><text:span text:style-name="T6"><text:s text:c="14"/></text:span><text:span text:style-name="T2">&lt;/</text:span><text:span text:style-name="T4">div</text:span><text:span text:style-name="T2">&gt;</text:span></text:p>
      <text:p text:style-name="P12"><text:span text:style-name="T6"><text:s text:c="12"/></text:span><text:span text:style-name="T2">&lt;/</text:span><text:span text:style-name="T4">div</text:span><text:span text:style-name="T2">&gt;</text:span></text:p>
      <text:p text:style-name="P12"><text:span text:style-name="T6"><text:s text:c="8"/></text:span><text:span text:style-name="T2">&lt;/</text:span><text:span text:style-name="T4">div</text:span><text:span text:style-name="T2">&gt;</text:span></text:p>
      <text:p text:style-name="P12"><text:span text:style-name="T6"><text:s text:c="8"/></text:span><text:span text:style-name="T2">&lt;</text:span><text:span text:style-name="T4">a</text:span> <text:span text:style-name="T7">class</text:span><text:span text:style-name="T6">=</text:span><text:span text:style-name="T8">"left carousel-control"</text:span> <text:span text:style-name="T7">href</text:span><text:span text:style-name="T6">=</text:span><text:span text:style-name="T8">"#myCarousel"</text:span> <text:span text:style-name="T7">role</text:span><text:span text:style-name="T6">=</text:span><text:span text:style-name="T8">"button"</text:span> <text:span text:style-name="T7">data-slide</text:span><text:span text:style-name="T6">=</text:span><text:span text:style-name="T8">"prev"</text:span><text:span text:style-name="T2">&gt;</text:span></text:p>
      <text:p text:style-name="P12"><text:span text:style-name="T6"><text:s text:c="10"/></text:span><text:span text:style-name="T2">&lt;</text:span><text:span text:style-name="T4">span</text:span> <text:span text:style-name="T7">class</text:span><text:span text:style-name="T6">=</text:span><text:span text:style-name="T8">"glyphicon glyphicon-chevron-left"</text:span><text:span text:style-name="T2">&gt;&lt;/</text:span><text:span text:style-name="T4">span</text:span><text:span text:style-name="T2">&gt;</text:span></text:p>
      <text:p text:style-name="P12"><text:span text:style-name="T6"><text:s text:c="10"/></text:span><text:span text:style-name="T2">&lt;</text:span><text:span text:style-name="T4">span</text:span> <text:span text:style-name="T7">class</text:span><text:span text:style-name="T6">=</text:span><text:span text:style-name="T8">"sr-only"</text:span><text:span text:style-name="T2">&gt;</text:span><text:span text:style-name="T6">Previous</text:span><text:span text:style-name="T2">&lt;/</text:span><text:span text:style-name="T4">span</text:span><text:span text:style-name="T2">&gt;</text:span></text:p>
      <text:p text:style-name="P12"><text:span text:style-name="T6"><text:s text:c="8"/></text:span><text:span text:style-name="T2">&lt;/</text:span><text:span text:style-name="T4">a</text:span><text:span text:style-name="T2">&gt;</text:span></text:p>
      <text:p text:style-name="P12"><text:soft-page-break/><text:span text:style-name="T6"><text:s text:c="8"/></text:span><text:span text:style-name="T2">&lt;</text:span><text:span text:style-name="T4">a</text:span> <text:span text:style-name="T7">class</text:span><text:span text:style-name="T6">=</text:span><text:span text:style-name="T8">"right carousel-control"</text:span> <text:span text:style-name="T7">href</text:span><text:span text:style-name="T6">=</text:span><text:span text:style-name="T8">"#myCarousel"</text:span> <text:span text:style-name="T7">role</text:span><text:span text:style-name="T6">=</text:span><text:span text:style-name="T8">"button"</text:span> <text:span text:style-name="T7">data-slide</text:span><text:span text:style-name="T6">=</text:span><text:span text:style-name="T8">"next"</text:span><text:span text:style-name="T2">&gt;</text:span></text:p>
      <text:p text:style-name="P12"><text:span text:style-name="T6"><text:s text:c="10"/></text:span><text:span text:style-name="T2">&lt;</text:span><text:span text:style-name="T4">span</text:span> <text:span text:style-name="T7">class</text:span><text:span text:style-name="T6">=</text:span><text:span text:style-name="T8">"glyphicon glyphicon-chevron-right"</text:span><text:span text:style-name="T2">&gt;&lt;/</text:span><text:span text:style-name="T4">span</text:span><text:span text:style-name="T2">&gt;</text:span></text:p>
      <text:p text:style-name="P12"><text:span text:style-name="T6"><text:s text:c="10"/></text:span><text:span text:style-name="T2">&lt;</text:span><text:span text:style-name="T4">span</text:span> <text:span text:style-name="T7">class</text:span><text:span text:style-name="T6">=</text:span><text:span text:style-name="T8">"sr-only"</text:span><text:span text:style-name="T2">&gt;</text:span><text:span text:style-name="T6">Next</text:span><text:span text:style-name="T2">&lt;/</text:span><text:span text:style-name="T4">span</text:span><text:span text:style-name="T2">&gt;</text:span></text:p>
      <text:p text:style-name="P12"><text:span text:style-name="T6"><text:s text:c="8"/></text:span><text:span text:style-name="T2">&lt;/</text:span><text:span text:style-name="T4">a</text:span><text:span text:style-name="T2">&gt;</text:span></text:p>
      <text:p text:style-name="P12"><text:span text:style-name="T6"><text:s text:c="4"/></text:span><text:span text:style-name="T2">&lt;/</text:span><text:span text:style-name="T4">div</text:span><text:span text:style-name="T2">&gt;</text:span><text:span text:style-name="T13">&lt;!-- /.carousel --&gt;</text:span></text:p>
      <text:p text:style-name="P14"><text:s text:c="4"/></text:p>
      <text:p text:style-name="P12"><text:span text:style-name="T6"><text:s text:c="4"/></text:span><text:span text:style-name="T2">&lt;</text:span><text:span text:style-name="T4">div</text:span> <text:span text:style-name="T7">class</text:span><text:span text:style-name="T6">=</text:span><text:span text:style-name="T8">"container"</text:span><text:span text:style-name="T2">&gt;</text:span></text:p>
      <text:p text:style-name="P12"><text:span text:style-name="T6"><text:s text:c="8"/></text:span><text:span text:style-name="T2">&lt;</text:span><text:span text:style-name="T4">div</text:span> <text:span text:style-name="T7">class</text:span><text:span text:style-name="T6">=</text:span><text:span text:style-name="T8">"row text-center"</text:span><text:span text:style-name="T2">&gt;</text:span></text:p>
      <text:p text:style-name="P12"><text:span text:style-name="T6"><text:s text:c="12"/></text:span><text:span text:style-name="T2">&lt;</text:span><text:span text:style-name="T4">div</text:span> <text:span text:style-name="T7">class</text:span><text:span text:style-name="T6">=</text:span><text:span text:style-name="T8">"col-md-3"</text:span><text:span text:style-name="T2">&gt;</text:span></text:p>
      <text:p text:style-name="P12"><text:span text:style-name="T6"><text:s text:c="14"/></text:span><text:span text:style-name="T2">&lt;</text:span><text:span text:style-name="T4">img</text:span> <text:span text:style-name="T7">class</text:span><text:span text:style-name="T6">=</text:span><text:span text:style-name="T8">"img-circle"</text:span> <text:span text:style-name="T7">src</text:span><text:span text:style-name="T6">=</text:span>"<text:span text:style-name="T9">{{</text:span><text:span text:style-name="T11"> </text:span><text:span text:style-name="T6">asset</text:span><text:span text:style-name="T14">(</text:span><text:span text:style-name="T15">'bundles/applicationshop/images/140x140.png'</text:span><text:span text:style-name="T14">)</text:span><text:span text:style-name="T11"> </text:span><text:span text:style-name="T9">}}</text:span>" <text:span text:style-name="T7">alt</text:span><text:span text:style-name="T6">=</text:span><text:span text:style-name="T8">"Generic placeholder image"</text:span><text:span text:style-name="T2">&gt;</text:span></text:p>
      <text:p text:style-name="P12"><text:span text:style-name="T6"><text:s text:c="14"/></text:span><text:span text:style-name="T2">&lt;</text:span><text:span text:style-name="T4">h2</text:span><text:span text:style-name="T2">&gt;</text:span><text:span text:style-name="T6">Desktops</text:span><text:span text:style-name="T2">&lt;/</text:span><text:span text:style-name="T4">h2</text:span><text:span text:style-name="T2">&gt;</text:span></text:p>
      <text:p text:style-name="P12"><text:span text:style-name="T6"><text:s text:c="14"/></text:span><text:span text:style-name="T2">&lt;</text:span><text:span text:style-name="T4">p</text:span><text:span text:style-name="T2">&gt;</text:span><text:span text:style-name="T6">Donec sed odio dui. Etiam porta sem malesuada magna mollis euismod. Nullam id dolor id nibh ultricies vehicula ut id elit. Morbi leo risus, porta ac consectetur ac, vestibulum at eros. Praesent commodo cursus magna.</text:span><text:span text:style-name="T2">&lt;/</text:span><text:span text:style-name="T4">p</text:span><text:span text:style-name="T2">&gt;</text:span></text:p>
      <text:p text:style-name="P12"><text:span text:style-name="T6"><text:s text:c="14"/></text:span><text:span text:style-name="T2">&lt;</text:span><text:span text:style-name="T4">p</text:span><text:span text:style-name="T2">&gt;&lt;</text:span><text:span text:style-name="T4">a</text:span> <text:span text:style-name="T7">class</text:span><text:span text:style-name="T6">=</text:span><text:span text:style-name="T8">"btn btn-default"</text:span> <text:span text:style-name="T7">href</text:span><text:span text:style-name="T6">=</text:span><text:span text:style-name="T8">"#"</text:span> <text:span text:style-name="T7">role</text:span><text:span text:style-name="T6">=</text:span><text:span text:style-name="T8">"button"</text:span><text:span text:style-name="T2">&gt;</text:span><text:span text:style-name="T6">View details &amp;raquo;</text:span><text:span text:style-name="T2">&lt;/</text:span><text:span text:style-name="T4">a</text:span><text:span text:style-name="T2">&gt;&lt;/</text:span><text:span text:style-name="T4">p</text:span><text:span text:style-name="T2">&gt;</text:span></text:p>
      <text:p text:style-name="P12"><text:span text:style-name="T6"><text:s text:c="12"/></text:span><text:span text:style-name="T2">&lt;/</text:span><text:span text:style-name="T4">div</text:span><text:span text:style-name="T2">&gt;</text:span></text:p>
      <text:p text:style-name="P12"><text:span text:style-name="T6"><text:s text:c="12"/></text:span><text:span text:style-name="T2">&lt;</text:span><text:span text:style-name="T4">div</text:span> <text:span text:style-name="T7">class</text:span><text:span text:style-name="T6">=</text:span><text:span text:style-name="T8">"col-md-3"</text:span><text:span text:style-name="T2">&gt;</text:span></text:p>
      <text:p text:style-name="P12"><text:span text:style-name="T6"><text:s text:c="14"/></text:span><text:span text:style-name="T2">&lt;</text:span><text:span text:style-name="T4">img</text:span> <text:span text:style-name="T7">class</text:span><text:span text:style-name="T6">=</text:span><text:span text:style-name="T8">"img-circle"</text:span> <text:span text:style-name="T7">src</text:span><text:span text:style-name="T6">=</text:span>"<text:span text:style-name="T9">{{</text:span><text:span text:style-name="T11"> </text:span><text:span text:style-name="T6">asset</text:span><text:span text:style-name="T14">(</text:span><text:span text:style-name="T15">'bundles/applicationshop/images/140x140.png'</text:span><text:span text:style-name="T14">)</text:span><text:span text:style-name="T11"> </text:span><text:span text:style-name="T9">}}</text:span>" <text:span text:style-name="T7">alt</text:span><text:span text:style-name="T6">=</text:span><text:span text:style-name="T8">"Generic placeholder image"</text:span><text:span text:style-name="T2">&gt;</text:span></text:p>
      <text:p text:style-name="P12"><text:span text:style-name="T6"><text:s text:c="14"/></text:span><text:span text:style-name="T2">&lt;</text:span><text:span text:style-name="T4">h2</text:span><text:span text:style-name="T2">&gt;</text:span><text:span text:style-name="T6">Laptops</text:span><text:span text:style-name="T2">&lt;/</text:span><text:span text:style-name="T4">h2</text:span><text:span text:style-name="T2">&gt;</text:span></text:p>
      <text:p text:style-name="P12"><text:span text:style-name="T6"><text:s text:c="14"/></text:span><text:span text:style-name="T2">&lt;</text:span><text:span text:style-name="T4">p</text:span><text:span text:style-name="T2">&gt;</text:span><text:span text:style-name="T6">Donec sed odio dui. Etiam porta sem malesuada magna mollis euismod. Nullam id dolor id nibh ultricies vehicula ut id elit. Morbi leo risus, porta ac consectetur ac, vestibulum at eros. Praesent commodo cursus magna.</text:span><text:span text:style-name="T2">&lt;/</text:span><text:span text:style-name="T4">p</text:span><text:span text:style-name="T2">&gt;</text:span></text:p>
      <text:p text:style-name="P12"><text:span text:style-name="T6"><text:s text:c="14"/></text:span><text:span text:style-name="T2">&lt;</text:span><text:span text:style-name="T4">p</text:span><text:span text:style-name="T2">&gt;&lt;</text:span><text:span text:style-name="T4">a</text:span> <text:span text:style-name="T7">class</text:span><text:span text:style-name="T6">=</text:span><text:span text:style-name="T8">"btn btn-default"</text:span> <text:span text:style-name="T7">href</text:span><text:span text:style-name="T6">=</text:span><text:span text:style-name="T8">"#"</text:span> <text:span text:style-name="T7">role</text:span><text:span text:style-name="T6">=</text:span><text:span text:style-name="T8">"button"</text:span><text:span text:style-name="T2">&gt;</text:span><text:span text:style-name="T6">View details &amp;raquo;</text:span><text:span text:style-name="T2">&lt;/</text:span><text:span text:style-name="T4">a</text:span><text:span text:style-name="T2">&gt;&lt;/</text:span><text:span text:style-name="T4">p</text:span><text:span text:style-name="T2">&gt;</text:span></text:p>
      <text:p text:style-name="P12"><text:span text:style-name="T6"><text:s text:c="12"/></text:span><text:span text:style-name="T2">&lt;/</text:span><text:span text:style-name="T4">div</text:span><text:span text:style-name="T2">&gt;</text:span></text:p>
      <text:p text:style-name="P12"><text:span text:style-name="T6"><text:s text:c="12"/></text:span><text:span text:style-name="T2">&lt;</text:span><text:span text:style-name="T4">div</text:span> <text:span text:style-name="T7">class</text:span><text:span text:style-name="T6">=</text:span><text:span text:style-name="T8">"col-md-3"</text:span><text:span text:style-name="T2">&gt;</text:span></text:p>
      <text:p text:style-name="P12"><text:span text:style-name="T6"><text:s text:c="14"/></text:span><text:span text:style-name="T2">&lt;</text:span><text:span text:style-name="T4">img</text:span> <text:span text:style-name="T7">class</text:span><text:span text:style-name="T6">=</text:span><text:span text:style-name="T8">"img-circle"</text:span> <text:span text:style-name="T7">src</text:span><text:span text:style-name="T6">=</text:span>"<text:span text:style-name="T9">{{</text:span><text:span text:style-name="T11"> </text:span><text:span text:style-name="T6">asset</text:span><text:span text:style-name="T14">(</text:span><text:span text:style-name="T15">'bundles/applicationshop/images/140x140.png'</text:span><text:span text:style-name="T14">)</text:span><text:span text:style-name="T11"> </text:span><text:span text:style-name="T9">}}</text:span>" <text:span text:style-name="T7">alt</text:span><text:span text:style-name="T6">=</text:span><text:span text:style-name="T8">"Generic placeholder image"</text:span><text:span text:style-name="T2">&gt;</text:span></text:p>
      <text:p text:style-name="P12"><text:span text:style-name="T6"><text:s text:c="14"/></text:span><text:span text:style-name="T2">&lt;</text:span><text:span text:style-name="T4">h2</text:span><text:span text:style-name="T2">&gt;</text:span><text:span text:style-name="T6">Tablets</text:span><text:span text:style-name="T2">&lt;/</text:span><text:span text:style-name="T4">h2</text:span><text:span text:style-name="T2">&gt;</text:span></text:p>
      <text:p text:style-name="P12"><text:span text:style-name="T6"><text:s text:c="14"/></text:span><text:span text:style-name="T2">&lt;</text:span><text:span text:style-name="T4">p</text:span><text:span text:style-name="T2">&gt;</text:span><text:span text:style-name="T6">Donec sed odio dui. Etiam porta sem malesuada magna mollis euismod. Nullam id dolor id nibh ultricies vehicula ut id elit. Morbi leo risus, porta ac consectetur ac, vestibulum at eros. Praesent commodo cursus magna.</text:span><text:span text:style-name="T2">&lt;/</text:span><text:span text:style-name="T4">p</text:span><text:span text:style-name="T2">&gt;</text:span></text:p>
      <text:p text:style-name="P12"><text:span text:style-name="T6"><text:s text:c="14"/></text:span><text:span text:style-name="T2">&lt;</text:span><text:span text:style-name="T4">p</text:span><text:span text:style-name="T2">&gt;&lt;</text:span><text:span text:style-name="T4">a</text:span> <text:span text:style-name="T7">class</text:span><text:span text:style-name="T6">=</text:span><text:span text:style-name="T8">"btn btn-default"</text:span> <text:span text:style-name="T7">href</text:span><text:span text:style-name="T6">=</text:span><text:span text:style-name="T8">"#"</text:span> <text:span text:style-name="T7">role</text:span><text:span text:style-name="T6">=</text:span><text:span text:style-name="T8">"button"</text:span><text:span text:style-name="T2">&gt;</text:span><text:span text:style-name="T6">View details &amp;raquo;</text:span><text:span text:style-name="T2">&lt;/</text:span><text:span text:style-name="T4">a</text:span><text:span text:style-name="T2">&gt;&lt;/</text:span><text:span text:style-name="T4">p</text:span><text:span text:style-name="T2">&gt;</text:span></text:p>
      <text:p text:style-name="P12"><text:span text:style-name="T6"><text:s text:c="12"/></text:span><text:span text:style-name="T2">&lt;/</text:span><text:span text:style-name="T4">div</text:span><text:span text:style-name="T2">&gt;</text:span></text:p>
      <text:p text:style-name="P12"><text:span text:style-name="T6"><text:s text:c="12"/></text:span><text:span text:style-name="T2">&lt;</text:span><text:span text:style-name="T4">div</text:span> <text:span text:style-name="T7">class</text:span><text:span text:style-name="T6">=</text:span><text:span text:style-name="T8">"col-md-3"</text:span><text:span text:style-name="T2">&gt;</text:span></text:p>
      <text:p text:style-name="P12"><text:span text:style-name="T6"><text:s text:c="14"/></text:span><text:span text:style-name="T2">&lt;</text:span><text:span text:style-name="T4">img</text:span> <text:span text:style-name="T7">class</text:span><text:span text:style-name="T6">=</text:span><text:span text:style-name="T8">"img-circle"</text:span> <text:span text:style-name="T7">src</text:span><text:span text:style-name="T6">=</text:span>"<text:span text:style-name="T9">{{</text:span><text:span text:style-name="T11"> </text:span><text:span text:style-name="T6">asset</text:span><text:span text:style-name="T14">(</text:span><text:span text:style-name="T15">'bundles/applicationshop/images/140x140.png'</text:span><text:span text:style-name="T14">)</text:span><text:span text:style-name="T11"> </text:span><text:span text:style-name="T9">}}</text:span>" <text:span text:style-name="T7">alt</text:span><text:span text:style-name="T6">=</text:span><text:span text:style-name="T8">"Generic placeholder image"</text:span><text:span text:style-name="T2">&gt;</text:span></text:p>
      <text:p text:style-name="P12"><text:span text:style-name="T6"><text:s text:c="14"/></text:span><text:span text:style-name="T2">&lt;</text:span><text:span text:style-name="T4">h2</text:span><text:span text:style-name="T2">&gt;</text:span><text:span text:style-name="T6">Cell Phones</text:span><text:span text:style-name="T2">&lt;/</text:span><text:span text:style-name="T4">h2</text:span><text:span text:style-name="T2">&gt;</text:span></text:p>
      <text:p text:style-name="P12"><text:span text:style-name="T6"><text:s text:c="14"/></text:span><text:span text:style-name="T2">&lt;</text:span><text:span text:style-name="T4">p</text:span><text:span text:style-name="T2">&gt;</text:span><text:span text:style-name="T6">Donec sed odio dui. Etiam porta sem malesuada magna mollis euismod. Nullam id dolor id nibh ultricies vehicula ut id elit. Morbi leo risus, porta ac consectetur ac, vestibulum at eros. Praesent commodo cursus magna.</text:span><text:span text:style-name="T2">&lt;/</text:span><text:span text:style-name="T4">p</text:span><text:span text:style-name="T2">&gt;</text:span></text:p>
      <text:p text:style-name="P12"><text:span text:style-name="T6"><text:s text:c="14"/></text:span><text:span text:style-name="T2">&lt;</text:span><text:span text:style-name="T4">p</text:span><text:span text:style-name="T2">&gt;&lt;</text:span><text:span text:style-name="T4">a</text:span> <text:span text:style-name="T7">class</text:span><text:span text:style-name="T6">=</text:span><text:span text:style-name="T8">"btn btn-default"</text:span> <text:span text:style-name="T7">href</text:span><text:span text:style-name="T6">=</text:span><text:span text:style-name="T8">"#"</text:span> <text:span text:style-name="T7">role</text:span><text:span text:style-name="T6">=</text:span><text:span text:style-name="T8">"button"</text:span><text:span text:style-name="T2">&gt;</text:span><text:span text:style-name="T6">View details &amp;raquo;</text:span><text:span text:style-name="T2">&lt;/</text:span><text:span text:style-name="T4">a</text:span><text:span text:style-name="T2">&gt;&lt;/</text:span><text:span text:style-name="T4">p</text:span><text:span text:style-name="T2">&gt;</text:span></text:p>
      <text:p text:style-name="P12"><text:span text:style-name="T6"><text:s text:c="12"/></text:span><text:span text:style-name="T2">&lt;/</text:span><text:span text:style-name="T4">div</text:span><text:span text:style-name="T2">&gt;</text:span></text:p>
      <text:p text:style-name="P12"><text:span text:style-name="T6"><text:s text:c="8"/></text:span><text:span text:style-name="T2">&lt;/</text:span><text:span text:style-name="T4">div</text:span><text:span text:style-name="T2">&gt;</text:span></text:p>
      <text:p text:style-name="P12"><text:span text:style-name="T6"><text:s text:c="4"/></text:span><text:span text:style-name="T2">&lt;/</text:span><text:span text:style-name="T4">div</text:span><text:span text:style-name="T2">&gt;</text:span></text:p>
      <text:p text:style-name="P14"><text:s text:c="4"/></text:p>
      <text:p text:style-name="P17"><text:span text:style-name="T10">{%</text:span><text:span text:style-name="T12"> endblock </text:span><text:span text:style-name="T10">%}</text:span></text:p>
      <text:p text:style-name="P3"/>
      <text:p text:style-name="P3"/>
      <text:p text:style-name="P3"/>
      <text:p text:style-name="P3"/>
      <text:p text:style-name="P3"/>
      <text:p text:style-name="P3"/>
      <text:p text:style-name="P3"/>
      <text:p text:style-name="P3"><text:soft-page-break/>3. Routing strony startowej:</text:p>
      <text:p text:style-name="P3"/>
      <text:p text:style-name="P8"># src/Application/ShopBundle/Resources/config/routing.yml</text:p>
      <text:p text:style-name="P11"/>
      <text:p text:style-name="P21">#usuwamy</text:p>
      <text:p text:style-name="P21">application_shop_homepage:</text:p>
      <text:p text:style-name="P21"><text:s text:c="4"/>path: <text:s text:c="4"/>/hello/{name}</text:p>
      <text:p text:style-name="P21"><text:s text:c="4"/>defaults: { _controller: ApplicationShopBundle:Default:index }</text:p>
      <text:p text:style-name="P20"/>
      <text:p text:style-name="P8">#usuwamy</text:p>
      <text:p text:style-name="P9">#application_shop_homepage:</text:p>
      <text:p text:style-name="P19"># <text:s text:c="3"/>pattern: <text:s/>/</text:p>
      <text:p text:style-name="P19"># <text:s text:c="3"/>defaults: { _controller: ApplicationShopBundle:Product:index }</text:p>
      <text:p text:style-name="P19"/>
      <text:p text:style-name="P19">#dodajemy <text:s text:c="3"/></text:p>
      <text:p text:style-name="P19">application_shop_start:</text:p>
      <text:p text:style-name="P19"><text:s text:c="4"/>pattern: <text:s/>/</text:p>
      <text:p text:style-name="P19"><text:s text:c="4"/>defaults: { _controller: ApplicationShopBundle:Start:index }</text:p>
      <text:p text:style-name="P18"/>
      <text:p text:style-name="P18">4.Modyfikujem szablon strony produktów.</text:p>
      <text:p text:style-name="P18"/>
      <text:p text:style-name="P18">#src/Application/ShopBundle/Resources/views/Product/index.html.twig</text:p>
      <text:p text:style-name="P18"/>
      <text:p text:style-name="P16"><text:span text:style-name="T9">{%</text:span><text:span text:style-name="T11"> extends </text:span><text:span text:style-name="T15">'ApplicationShopBundle::layout.html.twig'</text:span><text:span text:style-name="T11"> </text:span><text:span text:style-name="T9">%}</text:span></text:p>
      <text:p text:style-name="P12"/>
      <text:p text:style-name="P12"><text:span text:style-name="T9">{%</text:span><text:span text:style-name="T11"> block </text:span><text:span text:style-name="T6">title</text:span><text:span text:style-name="T11"> </text:span><text:span text:style-name="T9">%}</text:span><text:span text:style-name="T6">Protucts</text:span><text:span text:style-name="T9">{%</text:span><text:span text:style-name="T11"> endblock </text:span><text:span text:style-name="T9">%}</text:span></text:p>
      <text:p text:style-name="P12"/>
      <text:p text:style-name="P12"><text:span text:style-name="T9">{%</text:span><text:span text:style-name="T11"> block </text:span><text:span text:style-name="T6">stylesheets</text:span><text:span text:style-name="T11"> </text:span><text:span text:style-name="T9">%}{%</text:span><text:span text:style-name="T11"> endblock </text:span><text:span text:style-name="T9">%}</text:span></text:p>
      <text:p text:style-name="P12"/>
      <text:p text:style-name="P12"><text:span text:style-name="T9">{%</text:span><text:span text:style-name="T11"> block </text:span><text:span text:style-name="T6">javascripts</text:span><text:span text:style-name="T11"> </text:span><text:span text:style-name="T9">%}{%</text:span><text:span text:style-name="T11"> endblock </text:span><text:span text:style-name="T9">%}</text:span></text:p>
      <text:p text:style-name="P12"/>
      <text:p text:style-name="P12"/>
      <text:p text:style-name="P12"><text:span text:style-name="T9">{%</text:span><text:span text:style-name="T11"> block </text:span><text:span text:style-name="T6">body</text:span><text:span text:style-name="T11"> </text:span><text:span text:style-name="T9">%}</text:span></text:p>
      <text:p text:style-name="P12"><text:span text:style-name="T2">&lt;</text:span><text:span text:style-name="T4">div</text:span> <text:span text:style-name="T7">class</text:span><text:span text:style-name="T6">=</text:span><text:span text:style-name="T8">"container"</text:span><text:span text:style-name="T2">&gt;</text:span></text:p>
      <text:p text:style-name="P12"><text:span text:style-name="T6"><text:s text:c="4"/></text:span><text:span text:style-name="T2">&lt;</text:span><text:span text:style-name="T4">div</text:span> <text:span text:style-name="T7">class</text:span><text:span text:style-name="T6">=</text:span><text:span text:style-name="T8">"row"</text:span><text:span text:style-name="T2">&gt;</text:span><text:span text:style-name="T6"> <text:s text:c="3"/></text:span></text:p>
      <text:p text:style-name="P12"><text:span text:style-name="T6"><text:s text:c="4"/><text:tab/></text:span><text:span text:style-name="T2">&lt;</text:span><text:span text:style-name="T4">div</text:span> <text:span text:style-name="T7">class</text:span><text:span text:style-name="T6">=</text:span><text:span text:style-name="T8">"col-lg-12"</text:span><text:span text:style-name="T2">&gt;</text:span></text:p>
      <text:p text:style-name="P12"><text:span text:style-name="T6"><text:s text:c="4"/><text:tab/><text:tab/></text:span><text:span text:style-name="T2">&lt;</text:span><text:span text:style-name="T4">div</text:span> <text:span text:style-name="T7">class</text:span><text:span text:style-name="T6">=</text:span><text:span text:style-name="T8">"page-header"</text:span><text:span text:style-name="T2">&gt;</text:span></text:p>
      <text:p text:style-name="P12"><text:span text:style-name="T6"><text:s text:c="4"/><text:tab/><text:tab/><text:tab/></text:span><text:span text:style-name="T2">&lt;</text:span><text:span text:style-name="T4">h2</text:span><text:span text:style-name="T2">&gt;</text:span><text:span text:style-name="T6">Product list</text:span><text:span text:style-name="T2">&lt;/</text:span><text:span text:style-name="T4">h2</text:span><text:span text:style-name="T2">&gt;</text:span></text:p>
      <text:p text:style-name="P12"><text:span text:style-name="T6"><text:s text:c="4"/><text:tab/><text:tab/></text:span><text:span text:style-name="T2">&lt;/</text:span><text:span text:style-name="T4">div</text:span><text:span text:style-name="T2">&gt;</text:span></text:p>
      <text:p text:style-name="P12"><text:span text:style-name="T6"><text:s text:c="4"/><text:tab/></text:span><text:span text:style-name="T2">&lt;/</text:span><text:span text:style-name="T4">div</text:span><text:span text:style-name="T2">&gt;</text:span></text:p>
      <text:p text:style-name="P12"><text:span text:style-name="T6"><text:s text:c="4"/></text:span><text:span text:style-name="T2">&lt;/</text:span><text:span text:style-name="T4">div</text:span><text:span text:style-name="T2">&gt;</text:span></text:p>
      <text:p text:style-name="P12"><text:span text:style-name="T6"><text:s text:c="4"/></text:span><text:span text:style-name="T9">{%</text:span><text:span text:style-name="T11"> for </text:span><text:span text:style-name="T6">entity</text:span><text:span text:style-name="T11"> in </text:span><text:span text:style-name="T6">entities</text:span><text:span text:style-name="T11"> </text:span><text:span text:style-name="T9">%}</text:span></text:p>
      <text:p text:style-name="P12"><text:span text:style-name="T6"><text:s text:c="4"/></text:span><text:span text:style-name="T9">{%</text:span><text:span text:style-name="T11"> if </text:span><text:span text:style-name="T6">loop</text:span><text:span text:style-name="T14">.</text:span><text:span text:style-name="T6">index</text:span><text:span text:style-name="T11"> is </text:span><text:span text:style-name="T6">odd</text:span><text:span text:style-name="T11"> </text:span><text:span text:style-name="T9">%}</text:span></text:p>
      <text:p text:style-name="P12"><text:span text:style-name="T6"><text:s text:c="4"/></text:span><text:span text:style-name="T2">&lt;</text:span><text:span text:style-name="T4">div</text:span> <text:span text:style-name="T7">class</text:span><text:span text:style-name="T6">=</text:span><text:span text:style-name="T8">"row"</text:span><text:span text:style-name="T2">&gt;</text:span></text:p>
      <text:p text:style-name="P12"><text:span text:style-name="T6"><text:s text:c="4"/></text:span><text:span text:style-name="T9">{%</text:span><text:span text:style-name="T11"> endif </text:span><text:span text:style-name="T9">%}</text:span></text:p>
      <text:p text:style-name="P14"><text:s text:c="4"/></text:p>
      <text:p text:style-name="P12"><text:span text:style-name="T6"><text:s text:c="8"/></text:span><text:span text:style-name="T2">&lt;</text:span><text:span text:style-name="T4">div</text:span> <text:span text:style-name="T7">class</text:span><text:span text:style-name="T6">=</text:span><text:span text:style-name="T8">"col-lg-6"</text:span><text:span text:style-name="T2">&gt;</text:span></text:p>
      <text:p text:style-name="P12"><text:span text:style-name="T6"><text:s text:c="8"/><text:tab/></text:span><text:span text:style-name="T2">&lt;</text:span><text:span text:style-name="T4">div</text:span> <text:span text:style-name="T7">class</text:span><text:span text:style-name="T6">=</text:span><text:span text:style-name="T8">"row"</text:span><text:span text:style-name="T2">&gt;</text:span></text:p>
      <text:p text:style-name="P12"><text:span text:style-name="T6"><text:s text:c="8"/><text:tab/><text:tab/></text:span><text:span text:style-name="T2">&lt;</text:span><text:span text:style-name="T4">div</text:span> <text:span text:style-name="T7">class</text:span><text:span text:style-name="T6">=</text:span><text:span text:style-name="T8">"col-sm-4"</text:span><text:span text:style-name="T2">&gt;</text:span></text:p>
      <text:p text:style-name="P12"><text:span text:style-name="T6"><text:s text:c="8"/><text:tab/><text:tab/><text:tab/></text:span><text:span text:style-name="T2">&lt;</text:span><text:span text:style-name="T4">img</text:span> <text:span text:style-name="T7">class</text:span><text:span text:style-name="T6">=</text:span><text:span text:style-name="T8">"img-circle img-responsive img-center"</text:span> <text:span text:style-name="T7">src</text:span><text:span text:style-name="T6">=</text:span>"<text:span text:style-name="T9">{{</text:span><text:span text:style-name="T11"> </text:span><text:span text:style-name="T6">asset</text:span><text:span text:style-name="T14">(</text:span><text:span text:style-name="T15">'bundles/applicationshop/images/140x140.png'</text:span><text:span text:style-name="T14">)</text:span><text:span text:style-name="T11"> </text:span><text:span text:style-name="T9">}}</text:span>" <text:span text:style-name="T7">alt</text:span><text:span text:style-name="T6">=</text:span>"<text:span text:style-name="T9">{{</text:span><text:span text:style-name="T11"> </text:span><text:span text:style-name="T6">entity</text:span><text:span text:style-name="T14">.</text:span><text:span text:style-name="T6">title</text:span><text:span text:style-name="T14">|</text:span><text:span text:style-name="T6">raw</text:span><text:span text:style-name="T11"> </text:span><text:span text:style-name="T9">}}</text:span>"<text:span text:style-name="T2">&gt;</text:span></text:p>
      <text:p text:style-name="P12"><text:span text:style-name="T6"><text:s text:c="8"/><text:tab/><text:tab/></text:span><text:span text:style-name="T2">&lt;/</text:span><text:span text:style-name="T4">div</text:span><text:span text:style-name="T2">&gt;</text:span></text:p>
      <text:p text:style-name="P12"><text:span text:style-name="T6"><text:s text:c="8"/><text:tab/><text:tab/></text:span><text:span text:style-name="T2">&lt;</text:span><text:span text:style-name="T4">div</text:span> <text:span text:style-name="T7">class</text:span><text:span text:style-name="T6">=</text:span><text:span text:style-name="T8">"col-sm-8"</text:span><text:span text:style-name="T2">&gt;</text:span></text:p>
      <text:p text:style-name="P12"><text:span text:style-name="T6"><text:s text:c="8"/><text:tab/><text:tab/><text:tab/></text:span><text:span text:style-name="T2">&lt;</text:span><text:span text:style-name="T4">h3</text:span><text:span text:style-name="T2">&gt;</text:span><text:span text:style-name="T9">{{</text:span><text:span text:style-name="T11"> </text:span><text:span text:style-name="T6">entity</text:span><text:span text:style-name="T14">.</text:span><text:span text:style-name="T6">title</text:span><text:span text:style-name="T14">|</text:span><text:span text:style-name="T6">raw</text:span><text:span text:style-name="T11"> </text:span><text:span text:style-name="T9">}}</text:span><text:span text:style-name="T2">&lt;</text:span><text:span text:style-name="T4">br</text:span><text:span text:style-name="T2">/&gt;&lt;</text:span><text:span text:style-name="T4">small</text:span><text:span text:style-name="T2">&gt;</text:span><text:span text:style-name="T6">Code: </text:span><text:span text:style-name="T9">{{</text:span><text:span text:style-name="T11"> </text:span><text:span text:style-name="T6">entity</text:span><text:span text:style-name="T14">.</text:span><text:span text:style-name="T6">code</text:span><text:span text:style-name="T11"> </text:span><text:span text:style-name="T9">}}</text:span><text:span text:style-name="T2">&lt;/</text:span><text:span text:style-name="T4">small</text:span><text:span text:style-name="T2">&gt;&lt;/</text:span><text:span text:style-name="T4">h3</text:span><text:span text:style-name="T2">&gt;</text:span></text:p>
      <text:p text:style-name="P12"><text:span text:style-name="T6"><text:s text:c="8"/><text:tab/><text:tab/><text:tab/></text:span><text:span text:style-name="T2">&lt;</text:span><text:span text:style-name="T4">h4</text:span><text:span text:style-name="T2">&gt;</text:span><text:span text:style-name="T6">Price: </text:span><text:span text:style-name="T9">{{</text:span><text:span text:style-name="T11"> </text:span><text:span text:style-name="T6">entity</text:span><text:span text:style-name="T14">.</text:span><text:span text:style-name="T6">price</text:span><text:span text:style-name="T11"> </text:span><text:span text:style-name="T9">}}</text:span><text:span text:style-name="T6"> zł</text:span><text:span text:style-name="T2">&lt;/</text:span><text:span text:style-name="T4">h4</text:span><text:span text:style-name="T2">&gt;</text:span></text:p>
      <text:p text:style-name="P12"><text:span text:style-name="T6"><text:s text:c="8"/><text:tab/><text:tab/><text:tab/></text:span><text:span text:style-name="T2">&lt;</text:span><text:span text:style-name="T4">p</text:span><text:span text:style-name="T2">&gt;</text:span><text:span text:style-name="T9">{{</text:span><text:span text:style-name="T11"> </text:span><text:span text:style-name="T6">entity</text:span><text:span text:style-name="T14">.</text:span><text:span text:style-name="T6">description</text:span><text:span text:style-name="T14">|</text:span><text:span text:style-name="T6">raw</text:span><text:span text:style-name="T11"> </text:span><text:span text:style-name="T9">}}</text:span><text:span text:style-name="T2">&lt;/</text:span><text:span text:style-name="T4">p</text:span><text:span text:style-name="T2">&gt;</text:span></text:p>
      <text:p text:style-name="P12"><text:span text:style-name="T6"><text:s text:c="8"/><text:tab/><text:tab/><text:tab/></text:span><text:span text:style-name="T2">&lt;</text:span><text:span text:style-name="T4">p</text:span><text:span text:style-name="T2">&gt;&lt;</text:span><text:span text:style-name="T4">a</text:span> <text:span text:style-name="T7">class</text:span><text:span text:style-name="T6">=</text:span><text:span text:style-name="T8">"btn btn-default"</text:span> <text:span text:style-name="T7">href</text:span><text:span text:style-name="T6">=</text:span>"<text:span text:style-name="T9">{{</text:span><text:span text:style-name="T11"> </text:span><text:span text:style-name="T6">path</text:span><text:span text:style-name="T14">(</text:span><text:span text:style-name="T15">'application_product_show'</text:span><text:span text:style-name="T14">,</text:span><text:span text:style-name="T11"> </text:span><text:span text:style-name="T17">{</text:span><text:span text:style-name="T11"> </text:span><text:span text:style-name="T15">'id'</text:span><text:span text:style-name="T14">:</text:span><text:span text:style-name="T11"> </text:span><text:span text:style-name="T6">entity</text:span><text:span text:style-name="T14">.</text:span><text:span text:style-name="T6">id</text:span><text:span text:style-name="T11"> </text:span><text:span text:style-name="T17">}</text:span><text:span text:style-name="T14">)</text:span><text:span text:style-name="T11"> </text:span><text:span text:style-name="T9">}}</text:span>" <text:span text:style-name="T7">role</text:span><text:span text:style-name="T6">=</text:span><text:span text:style-name="T8">"button"</text:span><text:span text:style-name="T2">&gt;</text:span><text:span text:style-name="T6">Show &amp;raquo;</text:span><text:span text:style-name="T2">&lt;/</text:span><text:span text:style-name="T4">a</text:span><text:span text:style-name="T2">&gt;&lt;/</text:span><text:span text:style-name="T4">p</text:span><text:span text:style-name="T2">&gt;</text:span></text:p>
      <text:p text:style-name="P12"><text:span text:style-name="T6"><text:s text:c="8"/><text:tab/><text:tab/></text:span><text:span text:style-name="T2">&lt;/</text:span><text:span text:style-name="T4">div</text:span><text:span text:style-name="T2">&gt;</text:span></text:p>
      <text:p text:style-name="P12"><text:span text:style-name="T6"><text:s text:c="8"/><text:tab/></text:span><text:span text:style-name="T2">&lt;/</text:span><text:span text:style-name="T4">div</text:span><text:span text:style-name="T2">&gt;</text:span></text:p>
      <text:p text:style-name="P12"><text:span text:style-name="T6"><text:s text:c="8"/></text:span><text:span text:style-name="T2">&lt;/</text:span><text:span text:style-name="T4">div</text:span><text:span text:style-name="T2">&gt;</text:span></text:p>
      <text:p text:style-name="P14"><text:soft-page-break/><text:s text:c="4"/></text:p>
      <text:p text:style-name="P12"><text:span text:style-name="T6"><text:s text:c="4"/></text:span><text:span text:style-name="T9">{%</text:span><text:span text:style-name="T11"> if </text:span><text:span text:style-name="T6">loop</text:span><text:span text:style-name="T14">.</text:span><text:span text:style-name="T6">index</text:span><text:span text:style-name="T11"> is </text:span><text:span text:style-name="T6">even</text:span><text:span text:style-name="T11"> </text:span><text:span text:style-name="T9">%}</text:span></text:p>
      <text:p text:style-name="P12"><text:span text:style-name="T6"><text:s text:c="4"/></text:span><text:span text:style-name="T2">&lt;/</text:span><text:span text:style-name="T4">div</text:span><text:span text:style-name="T2">&gt;</text:span></text:p>
      <text:p text:style-name="P12"><text:span text:style-name="T6"><text:s text:c="4"/></text:span><text:span text:style-name="T9">{%</text:span><text:span text:style-name="T11"> endif </text:span><text:span text:style-name="T9">%}</text:span></text:p>
      <text:p text:style-name="P12"><text:span text:style-name="T6"><text:s text:c="4"/></text:span><text:span text:style-name="T9">{%</text:span><text:span text:style-name="T11"> endfor </text:span><text:span text:style-name="T9">%}</text:span></text:p>
      <text:p text:style-name="P12"><text:span text:style-name="T2">&lt;/</text:span><text:span text:style-name="T4">div</text:span><text:span text:style-name="T2">&gt;</text:span></text:p>
      <text:p text:style-name="P12"><text:span text:style-name="T9">{%</text:span><text:span text:style-name="T11"> endblock </text:span><text:span text:style-name="T9">%}</text:span></text:p>
      <text:p text:style-name="P18"/>
      <text:p text:style-name="P18">5.Modyfikujem szablon szczególy produktu.</text:p>
      <text:p text:style-name="P18"/>
      <text:p text:style-name="P18">#src/Application/ShopBundle/Resources/views/Product/show.html.twig</text:p>
      <text:p text:style-name="P18"/>
      <text:p text:style-name="P16"><text:span text:style-name="T9">{%</text:span><text:span text:style-name="T11"> extends </text:span><text:span text:style-name="T15">'ApplicationShopBundle::layout.html.twig'</text:span><text:span text:style-name="T11"> </text:span><text:span text:style-name="T9">%}</text:span></text:p>
      <text:p text:style-name="P12"/>
      <text:p text:style-name="P12"><text:span text:style-name="T9">{%</text:span><text:span text:style-name="T11"> block </text:span><text:span text:style-name="T6">title</text:span><text:span text:style-name="T11"> </text:span><text:span text:style-name="T9">%}</text:span><text:span text:style-name="T6">Protuct</text:span><text:span text:style-name="T9">{%</text:span><text:span text:style-name="T11"> endblock </text:span><text:span text:style-name="T9">%}</text:span></text:p>
      <text:p text:style-name="P12"/>
      <text:p text:style-name="P12"><text:span text:style-name="T9">{%</text:span><text:span text:style-name="T11"> block </text:span><text:span text:style-name="T6">stylesheets</text:span><text:span text:style-name="T11"> </text:span><text:span text:style-name="T9">%}{%</text:span><text:span text:style-name="T11"> endblock </text:span><text:span text:style-name="T9">%}</text:span></text:p>
      <text:p text:style-name="P12"/>
      <text:p text:style-name="P12"><text:span text:style-name="T9">{%</text:span><text:span text:style-name="T11"> block </text:span><text:span text:style-name="T6">javascripts</text:span><text:span text:style-name="T11"> </text:span><text:span text:style-name="T9">%}{%</text:span><text:span text:style-name="T11"> endblock </text:span><text:span text:style-name="T9">%}</text:span></text:p>
      <text:p text:style-name="P12"/>
      <text:p text:style-name="P12"><text:span text:style-name="T9">{%</text:span><text:span text:style-name="T11"> block </text:span><text:span text:style-name="T6">body</text:span><text:span text:style-name="T11"> </text:span><text:span text:style-name="T9">%}</text:span></text:p>
      <text:p text:style-name="P12"><text:span text:style-name="T2">&lt;</text:span><text:span text:style-name="T4">div</text:span> <text:span text:style-name="T7">class</text:span><text:span text:style-name="T6">=</text:span><text:span text:style-name="T8">"container"</text:span><text:span text:style-name="T2">&gt;</text:span></text:p>
      <text:p text:style-name="P12"><text:span text:style-name="T6"><text:tab/></text:span><text:span text:style-name="T2">&lt;</text:span><text:span text:style-name="T4">div</text:span> <text:span text:style-name="T7">class</text:span><text:span text:style-name="T6">=</text:span><text:span text:style-name="T8">"row"</text:span><text:span text:style-name="T2">&gt;</text:span></text:p>
      <text:p text:style-name="P12"><text:span text:style-name="T6"><text:tab/> <text:s text:c="3"/></text:span><text:span text:style-name="T2">&lt;</text:span><text:span text:style-name="T4">div</text:span> <text:span text:style-name="T7">class</text:span><text:span text:style-name="T6">=</text:span><text:span text:style-name="T8">"col-md-6"</text:span><text:span text:style-name="T2">&gt;</text:span></text:p>
      <text:p text:style-name="P12"><text:span text:style-name="T6"><text:tab/> <text:s text:c="7"/></text:span><text:span text:style-name="T2">&lt;</text:span><text:span text:style-name="T4">img</text:span> <text:span text:style-name="T7">class</text:span><text:span text:style-name="T6">=</text:span><text:span text:style-name="T8">"img-circle img-responsive img-center"</text:span> <text:span text:style-name="T7">src</text:span><text:span text:style-name="T6">=</text:span>"<text:span text:style-name="T9">{{</text:span><text:span text:style-name="T11"> </text:span><text:span text:style-name="T6">asset</text:span><text:span text:style-name="T14">(</text:span><text:span text:style-name="T15">'bundles/applicationshop/images/500x500.png'</text:span><text:span text:style-name="T14">)</text:span><text:span text:style-name="T11"> </text:span><text:span text:style-name="T9">}}</text:span>" <text:span text:style-name="T7">alt</text:span><text:span text:style-name="T6">=</text:span>"<text:span text:style-name="T9">{{</text:span><text:span text:style-name="T11"> </text:span><text:span text:style-name="T6">entity</text:span><text:span text:style-name="T14">.</text:span><text:span text:style-name="T6">title</text:span><text:span text:style-name="T14">|</text:span><text:span text:style-name="T6">raw</text:span><text:span text:style-name="T11"> </text:span><text:span text:style-name="T9">}}</text:span>"<text:span text:style-name="T2">&gt;</text:span></text:p>
      <text:p text:style-name="P12"><text:span text:style-name="T6"><text:tab/> <text:s text:c="3"/></text:span><text:span text:style-name="T2">&lt;/</text:span><text:span text:style-name="T4">div</text:span><text:span text:style-name="T2">&gt;</text:span></text:p>
      <text:p text:style-name="P12"><text:span text:style-name="T6"><text:tab/> <text:s text:c="3"/></text:span><text:span text:style-name="T2">&lt;</text:span><text:span text:style-name="T4">div</text:span> <text:span text:style-name="T7">class</text:span><text:span text:style-name="T6">=</text:span><text:span text:style-name="T8">"col-md-6"</text:span><text:span text:style-name="T2">&gt;</text:span></text:p>
      <text:p text:style-name="P12"><text:span text:style-name="T6"><text:tab/> <text:s text:c="3"/><text:tab/></text:span><text:span text:style-name="T2">&lt;</text:span><text:span text:style-name="T4">div</text:span> <text:span text:style-name="T7">class</text:span><text:span text:style-name="T6">=</text:span><text:span text:style-name="T8">"product-header"</text:span><text:span text:style-name="T2">&gt;</text:span></text:p>
      <text:p text:style-name="P12"><text:span text:style-name="T6"><text:tab/> <text:s text:c="3"/><text:tab/><text:tab/></text:span><text:span text:style-name="T2">&lt;</text:span><text:span text:style-name="T4">h2</text:span><text:span text:style-name="T2">&gt;</text:span><text:span text:style-name="T9">{{</text:span><text:span text:style-name="T11"> </text:span><text:span text:style-name="T6">entity</text:span><text:span text:style-name="T14">.</text:span><text:span text:style-name="T6">title</text:span><text:span text:style-name="T14">|</text:span><text:span text:style-name="T6">raw</text:span><text:span text:style-name="T11"> </text:span><text:span text:style-name="T9">}}</text:span><text:span text:style-name="T2">&lt;</text:span><text:span text:style-name="T4">br</text:span><text:span text:style-name="T2">/&gt;&lt;</text:span><text:span text:style-name="T4">small</text:span><text:span text:style-name="T2">&gt;</text:span><text:span text:style-name="T9">{{</text:span><text:span text:style-name="T11"> </text:span><text:span text:style-name="T6">entity</text:span><text:span text:style-name="T14">.</text:span><text:span text:style-name="T6">code</text:span><text:span text:style-name="T11"> </text:span><text:span text:style-name="T9">}}</text:span><text:span text:style-name="T2">&lt;/</text:span><text:span text:style-name="T4">small</text:span><text:span text:style-name="T2">&gt;&lt;/</text:span><text:span text:style-name="T4">h2</text:span><text:span text:style-name="T2">&gt;</text:span></text:p>
      <text:p text:style-name="P12"><text:span text:style-name="T6"><text:tab/> <text:s text:c="3"/><text:tab/><text:tab/></text:span><text:span text:style-name="T2">&lt;</text:span><text:span text:style-name="T4">h4</text:span><text:span text:style-name="T2">&gt;</text:span><text:span text:style-name="T6">Price: </text:span><text:span text:style-name="T9">{{</text:span><text:span text:style-name="T11"> </text:span><text:span text:style-name="T6">entity</text:span><text:span text:style-name="T14">.</text:span><text:span text:style-name="T6">price</text:span><text:span text:style-name="T11"> </text:span><text:span text:style-name="T9">}}</text:span><text:span text:style-name="T2">&lt;/</text:span><text:span text:style-name="T4">h4</text:span><text:span text:style-name="T2">&gt;</text:span></text:p>
      <text:p text:style-name="P12"><text:span text:style-name="T6"><text:tab/> <text:s text:c="3"/><text:tab/></text:span><text:span text:style-name="T2">&lt;/</text:span><text:span text:style-name="T4">div</text:span><text:span text:style-name="T2">&gt;</text:span></text:p>
      <text:p text:style-name="P12"><text:span text:style-name="T6"><text:tab/> <text:s text:c="3"/><text:tab/></text:span><text:span text:style-name="T2">&lt;</text:span><text:span text:style-name="T4">p</text:span><text:span text:style-name="T2">&gt;</text:span><text:span text:style-name="T9">{{</text:span><text:span text:style-name="T11"> </text:span><text:span text:style-name="T6">entity</text:span><text:span text:style-name="T14">.</text:span><text:span text:style-name="T6">description</text:span><text:span text:style-name="T14">|</text:span><text:span text:style-name="T6">raw</text:span><text:span text:style-name="T11"> </text:span><text:span text:style-name="T9">}}</text:span><text:span text:style-name="T2">&lt;/</text:span><text:span text:style-name="T4">p</text:span><text:span text:style-name="T2">&gt;</text:span></text:p>
      <text:p text:style-name="P12"><text:span text:style-name="T6"><text:tab/> <text:s text:c="3"/><text:tab/></text:span><text:span text:style-name="T2">&lt;</text:span><text:span text:style-name="T4">p</text:span><text:span text:style-name="T2">&gt;</text:span><text:span text:style-name="T9">{{</text:span><text:span text:style-name="T11"> </text:span><text:span text:style-name="T6">entity</text:span><text:span text:style-name="T14">.</text:span><text:span text:style-name="T6">descriptionfull</text:span><text:span text:style-name="T14">|</text:span><text:span text:style-name="T6">raw</text:span><text:span text:style-name="T11"> </text:span><text:span text:style-name="T9">}}</text:span><text:span text:style-name="T2">&lt;/</text:span><text:span text:style-name="T4">p</text:span><text:span text:style-name="T2">&gt;</text:span></text:p>
      <text:p text:style-name="P12"><text:span text:style-name="T6"><text:tab/> <text:s text:c="3"/><text:tab/></text:span><text:span text:style-name="T2">&lt;</text:span><text:span text:style-name="T4">p</text:span><text:span text:style-name="T2">&gt;&lt;</text:span><text:span text:style-name="T4">a</text:span> <text:span text:style-name="T7">class</text:span><text:span text:style-name="T6">=</text:span><text:span text:style-name="T8">"btn btn-default"</text:span> <text:span text:style-name="T7">href</text:span><text:span text:style-name="T6">=</text:span>"<text:span text:style-name="T9">{{</text:span><text:span text:style-name="T11"> </text:span><text:span text:style-name="T6">path</text:span><text:span text:style-name="T14">(</text:span><text:span text:style-name="T15">'application_product'</text:span><text:span text:style-name="T14">)</text:span><text:span text:style-name="T11"> </text:span><text:span text:style-name="T9">}}</text:span>" <text:span text:style-name="T7">role</text:span><text:span text:style-name="T6">=</text:span><text:span text:style-name="T8">"button"</text:span><text:span text:style-name="T2">&gt;</text:span><text:span text:style-name="T6">Back to the list</text:span><text:span text:style-name="T2">&lt;/</text:span><text:span text:style-name="T4">a</text:span><text:span text:style-name="T2">&gt;&lt;/</text:span><text:span text:style-name="T4">p</text:span><text:span text:style-name="T2">&gt;</text:span></text:p>
      <text:p text:style-name="P12"><text:span text:style-name="T6"><text:tab/> <text:s text:c="3"/></text:span><text:span text:style-name="T2">&lt;/</text:span><text:span text:style-name="T4">div</text:span><text:span text:style-name="T2">&gt;</text:span></text:p>
      <text:p text:style-name="P12"><text:span text:style-name="T6"><text:tab/></text:span><text:span text:style-name="T2">&lt;/</text:span><text:span text:style-name="T4">div</text:span><text:span text:style-name="T2">&gt;</text:span></text:p>
      <text:p text:style-name="P12"><text:span text:style-name="T2">&lt;/</text:span><text:span text:style-name="T4">div</text:span><text:span text:style-name="T2">&gt;</text:span></text:p>
      <text:p text:style-name="P12"><text:span text:style-name="T9">{%</text:span><text:span text:style-name="T11"> endblock </text:span><text:span text:style-name="T9">%}</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8M3S</meta:editing-duration>
    <meta:editing-cycles>38</meta:editing-cycles>
    <meta:generator>OpenOffice.org/3.3$Win32 OpenOffice.org_project/330m20$Build-9567</meta:generator>
    <dc:date>2015-06-15T09:47:55.28</dc:date>
    <dc:creator>szymon idczak</dc:creator>
    <meta:document-statistic meta:table-count="0" meta:image-count="0" meta:object-count="0" meta:page-count="7" meta:paragraph-count="298" meta:word-count="1180" meta:character-count="14195"/>
    <meta:user-defined meta:name="Info 1"/>
    <meta:user-defined meta:name="Info 2"/>
    <meta:user-defined meta:name="Info 3"/>
    <meta:user-defined meta:name="Info 4"/>
  </office:meta>
</office:document-meta>
</file>